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vnd.sun.star.oleobject" manifest:full-path="Object 9"/>
  <manifest:file-entry manifest:media-type="application/vnd.sun.star.oleobject" manifest:full-path="Object 13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14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18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14"/>
  <manifest:file-entry manifest:media-type="application/vnd.sun.star.oleobject" manifest:full-path="Object 3"/>
  <manifest:file-entry manifest:media-type="application/vnd.sun.star.oleobject" manifest:full-path="Object 15"/>
  <manifest:file-entry manifest:media-type="image/png" manifest:full-path="Pictures/100002000000000F0000000FB1D1FBD5.png"/>
  <manifest:file-entry manifest:media-type="application/vnd.sun.star.oleobject" manifest:full-path="Object 4"/>
  <manifest:file-entry manifest:media-type="application/vnd.sun.star.oleobject" manifest:full-path="Object 16"/>
  <manifest:file-entry manifest:media-type="text/xml" manifest:full-path="settings.xml"/>
  <manifest:file-entry manifest:media-type="application/vnd.sun.star.oleobject" manifest:full-path="Object 5"/>
  <manifest:file-entry manifest:media-type="application/vnd.sun.star.oleobject" manifest:full-path="Object 17"/>
  <manifest:file-entry manifest:media-type="text/xml" manifest:full-path="styles.xml"/>
  <manifest:file-entry manifest:media-type="application/vnd.sun.star.oleobject" manifest:full-path="Object 6"/>
  <manifest:file-entry manifest:media-type="application/vnd.sun.star.oleobject" manifest:full-path="Object 10"/>
  <manifest:file-entry manifest:media-type="application/vnd.sun.star.oleobject" manifest:full-path="Object 18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11"/>
  <manifest:file-entry manifest:media-type="application/vnd.sun.star.oleobject" manifest:full-path="Object 8"/>
  <manifest:file-entry manifest:media-type="application/vnd.sun.star.oleobject" manifest:full-path="Object 1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visible-area-left="0cm" draw:visible-area-top="0cm" draw:visible-area-width="0.458cm" draw:visible-area-height="0.599cm" draw:ole-draw-aspect="1"/>
    </style:style>
    <style:style style:name="gr3" style:family="graphic" style:parent-style-name="standard">
      <style:graphic-properties draw:stroke="none" draw:fill="none" draw:visible-area-left="0cm" draw:visible-area-top="0cm" draw:visible-area-width="0.529cm" draw:visible-area-height="0.67cm" draw:ole-draw-aspect="1"/>
    </style:style>
    <style:style style:name="gr4" style:family="graphic" style:parent-style-name="standard">
      <style:graphic-properties draw:stroke="none" draw:fill="none" draw:visible-area-left="0cm" draw:visible-area-top="0cm" draw:visible-area-width="1.905cm" draw:visible-area-height="0.67cm" draw:ole-draw-aspect="1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44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44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44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4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44cm" svg:stroke-color="#33cc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44cm" svg:stroke-color="#3333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none" draw:fill="none" draw:visible-area-left="0cm" draw:visible-area-top="0cm" draw:visible-area-width="1.94cm" draw:visible-area-height="0.564cm" draw:ole-draw-aspect="1"/>
    </style:style>
    <style:style style:name="gr26" style:family="graphic" style:parent-style-name="standard">
      <style:graphic-properties draw:stroke="none" draw:fill="none" draw:visible-area-left="0cm" draw:visible-area-top="0cm" draw:visible-area-width="2.504cm" draw:visible-area-height="0.564cm" draw:ole-draw-aspect="1"/>
    </style:style>
    <style:style style:name="gr27" style:family="graphic" style:parent-style-name="standard">
      <style:graphic-properties draw:stroke="none" draw:fill="none" draw:visible-area-left="0cm" draw:visible-area-top="0cm" draw:visible-area-width="2.363cm" draw:visible-area-height="0.599cm" draw:ole-draw-aspect="1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62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62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062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draw:fill="none" draw:visible-area-left="0cm" draw:visible-area-top="0cm" draw:visible-area-width="2.046cm" draw:visible-area-height="0.599cm" draw:ole-draw-aspect="1"/>
    </style:style>
    <style:style style:name="gr34" style:family="graphic" style:parent-style-name="standard">
      <style:graphic-properties draw:stroke="none" draw:fill="none" draw:visible-area-left="0cm" draw:visible-area-top="0cm" draw:visible-area-width="1.27cm" draw:visible-area-height="0.529cm" draw:ole-draw-aspect="1"/>
    </style:style>
    <style:style style:name="gr35" style:family="graphic" style:parent-style-name="standard">
      <style:graphic-properties draw:stroke="none" draw:fill="none" draw:visible-area-left="0cm" draw:visible-area-top="0cm" draw:visible-area-width="3.351cm" draw:visible-area-height="0.564cm" draw:ole-draw-aspect="1"/>
    </style:style>
    <style:style style:name="gr36" style:family="graphic" style:parent-style-name="standard">
      <style:graphic-properties draw:stroke="none" draw:fill="none" draw:visible-area-left="0cm" draw:visible-area-top="0cm" draw:visible-area-width="1.94cm" draw:visible-area-height="0.67cm" draw:ole-draw-aspect="1"/>
    </style:style>
    <style:style style:name="gr37" style:family="graphic" style:parent-style-name="standard">
      <style:graphic-properties draw:stroke="solid" svg:stroke-width="0.044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044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044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none" draw:fill="none" draw:visible-area-left="0cm" draw:visible-area-top="0cm" draw:visible-area-width="4.233cm" draw:visible-area-height="0.67cm" draw:ole-draw-aspect="1"/>
    </style:style>
    <style:style style:name="gr42" style:family="graphic" style:parent-style-name="standard">
      <style:graphic-properties draw:stroke="none" draw:fill="none" draw:visible-area-left="0cm" draw:visible-area-top="0cm" draw:visible-area-width="0.458cm" draw:visible-area-height="0.493cm" draw:ole-draw-aspect="1"/>
    </style:style>
    <style:style style:name="gr43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4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4.40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3.316cm" draw:shadow="hidden"/>
    </style:style>
    <style:style style:name="pr7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3.1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3.405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3.83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664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3.671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title">
      <style:graphic-properties draw:fill-color="#ffffff" fo:min-height="1.915cm"/>
    </style:style>
    <style:style style:name="pr16" style:family="presentation" style:parent-style-name="Default-outline1" style:list-style-name="L10">
      <style:graphic-properties draw:fill-color="#ffffff" fo:min-height="12.91cm"/>
    </style:style>
    <style:style style:name="pr17" style:family="presentation" style:parent-style-name="Default-notes">
      <style:graphic-properties draw:fill-color="#ffffff" fo:min-height="13.022cm"/>
    </style:style>
    <style:style style:name="pr18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3.474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5.4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3.416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8.607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5.107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15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2.339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.13cm" fo:padding-bottom="0.13cm" fo:padding-left="0.25cm" fo:padding-right="0.25cm" fo:wrap-option="no-wrap" draw:shadow="hidden" draw:shadow-color="#808080"/>
    </style:style>
    <style:style style:name="pr29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3.707cm" fo:min-width="0cm" fo:padding-top="0.13cm" fo:padding-bottom="0.13cm" fo:padding-left="0.25cm" fo:padding-right="0.25cm" fo:wrap-option="no-wrap" draw:shadow="hidden" draw:shadow-color="#808080"/>
    </style:style>
    <style:style style:name="pr3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no-wrap" draw:shadow="hidden" draw:shadow-color="#808080"/>
    </style:style>
    <style:style style:name="pr32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4.207cm" fo:min-width="0cm" fo:padding-top="0.13cm" fo:padding-bottom="0.13cm" fo:padding-left="0.25cm" fo:padding-right="0.25cm" fo:wrap-option="no-wrap" draw:shadow="hidden" draw:shadow-color="#808080"/>
    </style:style>
    <style:style style:name="pr33" style:family="presentation" style:parent-style-name="Default-outline1">
      <style:graphic-properties draw:fill-color="#ffffff" fo:min-height="12.9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7" style:family="paragraph">
      <style:paragraph-properties fo:margin-left="0.648cm" fo:margin-right="0cm" fo:margin-top="0.176cm" fo:margin-bottom="0cm" fo:line-height="100%" fo:text-align="start" fo:text-indent="-0.648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31cm"/>
          <style:tab-stop style:position="25.558cm"/>
          <style:tab-stop style:position="26.806cm"/>
          <style:tab-stop style:position="28.054cm"/>
          <style:tab-stop style:position="29.302cm"/>
        </style:tab-stops>
      </style:paragraph-properties>
    </style:style>
    <style:style style:name="P8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529cm" fo:margin-bottom="0cm" fo:line-height="100%" fo:text-align="start" fo:text-indent="0cm" style:punctuation-wrap="hanging" style:line-break="strict" style:writing-mode="lr-tb"/>
    </style:style>
    <style:style style:name="P10" style:family="paragraph">
      <style:paragraph-properties fo:margin-left="0cm" fo:margin-right="0cm" fo:margin-top="0.529cm" fo:margin-bottom="0cm" fo:line-height="100%" fo:text-align="start" fo:text-indent="0cm" style:punctuation-wrap="hanging" style:line-break="strict" style:writing-mode="lr-tb"/>
      <style:text-properties fo:color="#000000" fo:font-size="32pt" style:font-size-asian="32pt" style:font-size-complex="32pt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.648cm" fo:margin-right="0cm" fo:margin-top="0.176cm" fo:margin-bottom="0cm" fo:line-height="100%" fo:text-indent="-0.648cm" style:punctuation-wrap="hanging" style:line-break="strict" style:writing-mode="lr-tb"/>
    </style:style>
    <style:style style:name="P14" style:family="paragraph">
      <style:paragraph-properties fo:margin-left="0.6cm" fo:margin-right="0cm" fo:text-indent="-0.6cm"/>
      <style:text-properties fo:font-size="14pt"/>
    </style:style>
    <style:style style:name="P1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246cm" fo:margin-bottom="0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.282cm" fo:margin-bottom="0cm" fo:line-height="90%" fo:text-indent="0cm" style:punctuation-wrap="hanging" style:line-break="strict" style:writing-mode="lr-tb"/>
    </style:style>
    <style:style style:name="P18" style:family="paragraph">
      <style:paragraph-properties fo:margin-left="0cm" fo:margin-right="0cm" fo:margin-top="0.476cm" fo:margin-bottom="0cm" fo:line-height="90%" fo:text-indent="0cm" style:punctuation-wrap="hanging" style:line-break="strict"/>
    </style:style>
    <style:style style:name="P19" style:family="paragraph">
      <style:paragraph-properties fo:margin-left="0cm" fo:margin-right="0cm" fo:margin-top="0.396cm" fo:margin-bottom="0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.476cm" fo:margin-bottom="0cm" fo:line-height="90%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22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</style:style>
    <style:style style:name="P2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24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  <style:text-properties fo:font-size="19.8999996185303pt"/>
    </style:style>
    <style:style style:name="P25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26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  <style:text-properties fo:font-size="19.8999996185303pt"/>
    </style:style>
    <style:style style:name="P27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fo:font-size="19.8999996185303pt"/>
    </style:style>
    <style:style style:name="P28" style:family="paragraph">
      <style:paragraph-properties fo:margin-left="0cm" fo:margin-right="0cm" fo:margin-top="0.44cm" fo:margin-bottom="0cm" fo:line-height="100%" fo:text-indent="0cm" style:punctuation-wrap="hanging" style:line-break="strict" style:writing-mode="lr-tb"/>
      <style:text-properties fo:font-size="19.8999996185303pt"/>
    </style:style>
    <style:style style:name="P29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fo:font-size="19.8999996185303pt" style:font-size-asian="18pt" style:font-size-complex="18pt"/>
    </style:style>
    <style:style style:name="P30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9.8999996185303pt"/>
    </style:style>
    <style:style style:name="P3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2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.211cm" fo:margin-bottom="0cm" fo:line-height="90%" fo:text-indent="0cm" style:punctuation-wrap="hanging" style:line-break="strict" style:writing-mode="lr-tb"/>
    </style:style>
    <style:style style:name="P34" style:family="paragraph">
      <style:paragraph-properties fo:margin-left="3.175cm" fo:margin-right="0cm" fo:margin-top="0cm" fo:margin-bottom="0.3cm" fo:line-height="100%" fo:text-align="start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8" style:family="paragraph">
      <style:paragraph-properties fo:margin-left="0cm" fo:margin-right="0cm" fo:margin-top="0.246cm" fo:margin-bottom="0cm" fo:line-height="90%" fo:text-indent="0cm" style:punctuation-wrap="hanging" style:line-break="strict" style:writing-mode="lr-tb"/>
    </style:style>
    <style:style style:name="P39" style:family="paragraph">
      <style:paragraph-properties fo:margin-left="0.859cm" fo:margin-right="0cm" fo:margin-top="0.211cm" fo:margin-bottom="0cm" fo:line-height="90%" fo:text-align="start" fo:text-indent="-0.859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099cm"/>
          <style:tab-stop style:position="25.347cm"/>
          <style:tab-stop style:position="26.595cm"/>
          <style:tab-stop style:position="27.842cm"/>
          <style:tab-stop style:position="29.09cm"/>
        </style:tab-stops>
      </style:paragraph-properties>
    </style:style>
    <style:style style:name="P40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41" style:family="paragraph">
      <style:paragraph-properties fo:margin-left="0cm" fo:margin-right="0cm" fo:margin-top="0.176cm" fo:margin-bottom="0cm" fo:line-height="80%" fo:text-indent="0cm" style:punctuation-wrap="hanging" style:line-break="strict" style:writing-mode="lr-tb"/>
    </style:style>
    <style:style style:name="P42" style:family="paragraph">
      <style:paragraph-properties fo:margin-left="0cm" fo:margin-right="0cm" fo:margin-top="0.176cm" fo:margin-bottom="0cm" fo:line-height="80%" fo:text-indent="0cm" style:punctuation-wrap="hanging" style:line-break="strict" style:writing-mode="lr-tb"/>
      <style:text-properties fo:font-size="19.8999996185303pt"/>
    </style:style>
    <style:style style:name="P43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44" style:family="paragraph">
      <style:paragraph-properties fo:margin-left="0.67cm" fo:margin-right="0cm" fo:margin-top="0.211cm" fo:margin-bottom="0cm" fo:line-height="80%" fo:text-align="start" fo:text-indent="-0.67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288cm"/>
          <style:tab-stop style:position="25.536cm"/>
          <style:tab-stop style:position="26.784cm"/>
          <style:tab-stop style:position="28.032cm"/>
          <style:tab-stop style:position="29.28cm"/>
        </style:tab-stops>
      </style:paragraph-properties>
    </style:style>
    <style:style style:name="P45" style:family="paragraph">
      <style:paragraph-properties fo:margin-left="0.67cm" fo:margin-right="0cm" fo:margin-top="0.211cm" fo:margin-bottom="0cm" fo:line-height="80%" fo:text-align="start" fo:text-indent="-0.67cm" style:punctuation-wrap="hanging" style:line-break="strict"/>
    </style:style>
    <style:style style:name="P46" style:family="paragraph">
      <style:paragraph-properties fo:margin-left="0cm" fo:margin-right="0cm" fo:margin-top="0.211cm" fo:margin-bottom="0cm" fo:line-height="80%" fo:text-indent="0cm" style:punctuation-wrap="hanging" style:line-break="strict" style:writing-mode="lr-tb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9.8999996185303pt"/>
    </style:style>
    <style:style style:name="P49" style:family="paragraph">
      <style:paragraph-properties fo:margin-left="0.67cm" fo:margin-right="0cm" fo:margin-top="0.176cm" fo:margin-bottom="0cm" fo:line-height="100%" fo:text-align="start" fo:text-indent="-0.67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288cm"/>
          <style:tab-stop style:position="25.536cm"/>
          <style:tab-stop style:position="26.784cm"/>
          <style:tab-stop style:position="28.032cm"/>
          <style:tab-stop style:position="29.28cm"/>
        </style:tab-stops>
      </style:paragraph-properties>
    </style:style>
    <style:style style:name="P50" style:family="paragraph">
      <style:paragraph-properties fo:margin-left="0.67cm" fo:margin-right="0cm" fo:margin-top="0.176cm" fo:margin-bottom="0cm" fo:line-height="100%" fo:text-align="start" fo:text-indent="-0.67cm" style:punctuation-wrap="hanging" style:line-break="strict"/>
    </style:style>
    <style:style style:name="P51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52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53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/>
      <style:text-properties fo:font-size="19.8999996185303pt"/>
    </style:style>
    <style:style style:name="P54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55" style:family="paragraph">
      <style:paragraph-properties fo:margin-left="0.67cm" fo:margin-right="0cm" fo:margin-top="0.176cm" fo:margin-bottom="0cm" fo:line-height="90%" fo:text-align="start" fo:text-indent="-0.67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288cm"/>
          <style:tab-stop style:position="25.536cm"/>
          <style:tab-stop style:position="26.784cm"/>
          <style:tab-stop style:position="28.032cm"/>
          <style:tab-stop style:position="29.28cm"/>
        </style:tab-stops>
      </style:paragraph-properties>
    </style:style>
    <style:style style:name="P56" style:family="paragraph">
      <style:paragraph-properties fo:margin-left="0cm" fo:margin-right="0cm" fo:margin-top="0.176cm" fo:margin-bottom="0cm" fo:line-height="90%" fo:text-indent="0cm" style:punctuation-wrap="hanging" style:line-break="strict" style:writing-mode="lr-tb"/>
    </style:style>
    <style:style style:name="P57" style:family="paragraph">
      <style:paragraph-properties fo:margin-left="0cm" fo:margin-right="0cm" fo:line-height="101%" fo:text-indent="0cm" style:punctuation-wrap="hanging" style:line-break="strict"/>
    </style:style>
    <style:style style:name="P58" style:family="paragraph">
      <style:paragraph-properties fo:margin-left="0cm" fo:margin-right="0cm" fo:line-height="101%" fo:text-indent="0cm" style:punctuation-wrap="hanging" style:line-break="strict" style:writing-mode="lr-tb"/>
    </style:style>
    <style:style style:name="P59" style:family="paragraph">
      <style:paragraph-properties fo:margin-left="0cm" fo:margin-right="0cm" fo:margin-top="0.282cm" fo:margin-bottom="0cm" fo:line-height="101%" fo:text-indent="0cm" style:punctuation-wrap="hanging" style:line-break="strict"/>
    </style:style>
    <style:style style:name="P60" style:family="paragraph">
      <style:paragraph-properties fo:margin-left="0cm" fo:margin-right="0cm" fo:margin-top="0.282cm" fo:margin-bottom="0cm" fo:line-height="113%" fo:text-indent="0cm" style:punctuation-wrap="hanging" style:line-break="strict"/>
    </style:style>
    <style:style style:name="P61" style:family="paragraph">
      <style:paragraph-properties fo:margin-left="0cm" fo:margin-right="0cm" fo:margin-top="0.282cm" fo:margin-bottom="0cm" fo:line-height="101%" fo:text-indent="0cm" style:punctuation-wrap="hanging" style:line-break="strict" style:writing-mode="lr-tb"/>
    </style:style>
    <style:style style:name="P62" style:family="paragraph">
      <style:paragraph-properties fo:margin-left="0cm" fo:margin-right="0cm" fo:margin-top="0.176cm" fo:margin-bottom="0cm" fo:line-height="90%" fo:text-indent="0cm" style:punctuation-wrap="hanging" style:line-break="strict" style:writing-mode="lr-tb"/>
      <style:text-properties fo:font-size="19.8999996185303pt"/>
    </style:style>
    <style:style style:name="P63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64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/>
      <style:text-properties fo:font-size="19.8999996185303pt"/>
    </style:style>
    <style:style style:name="P65" style:family="paragraph">
      <style:paragraph-properties fo:margin-left="0cm" fo:margin-right="0cm" fo:margin-top="0.211cm" fo:margin-bottom="0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7" style:family="paragraph">
      <style:paragraph-properties fo:margin-left="0cm" fo:margin-right="0cm" fo:margin-top="0.211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8" style:family="paragraph">
      <style:paragraph-properties fo:margin-left="0cm" fo:margin-right="0cm" fo:margin-top="0.246cm" fo:margin-bottom="0cm" fo:line-height="100%" fo:text-indent="0cm" style:punctuation-wrap="hanging" style:line-break="strict" style:writing-mode="lr-tb"/>
    </style:style>
    <style:style style:name="T1" style:family="text">
      <style:text-properties fo:language="en" fo:country="GB"/>
    </style:style>
    <style:style style:name="T2" style:family="text">
      <style:text-properties fo:color="#0000ff" fo:font-size="20pt" fo:language="en" fo:country="GB" style:font-size-asian="20pt" style:font-size-complex="20pt"/>
    </style:style>
    <style:style style:name="T3" style:family="text">
      <style:text-properties fo:color="#000000" fo:font-size="20pt" fo:language="en" fo:country="GB" style:font-size-asian="20pt" style:font-size-complex="20pt"/>
    </style:style>
    <style:style style:name="T4" style:family="text">
      <style:text-properties fo:color="#000000" fo:font-size="20pt" fo:language="en" fo:country="GB" fo:font-style="italic" style:font-size-asian="20pt" style:font-style-asian="italic" style:font-size-complex="20pt" style:font-style-complex="italic"/>
    </style:style>
    <style:style style:name="T5" style:family="text">
      <style:text-properties fo:color="#000000" fo:font-size="20pt" fo:language="en" fo:country="GB" fo:font-style="normal" style:font-size-asian="20pt" style:font-style-asian="normal" style:font-size-complex="20pt" style:font-style-complex="normal"/>
    </style:style>
    <style:style style:name="T6" style:family="text">
      <style:text-properties fo:color="#000000" style:text-line-through-style="none" style:text-position="-1% 58%" fo:font-family="Tahoma" style:font-pitch="variable" fo:font-size="32pt" fo:language="en" fo:country="GB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font-relief="none"/>
    </style:style>
    <style:style style:name="T7" style:family="text">
      <style:text-properties fo:font-family="Tahoma" style:font-pitch="variable" fo:font-size="20pt" fo:language="en" fo:country="GB" style:font-size-asian="20pt" style:font-size-complex="20pt"/>
    </style:style>
    <style:style style:name="T8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fo:font-size="24pt" fo:language="en" fo:country="GB" style:font-size-asian="24pt" style:font-size-complex="24pt"/>
    </style:style>
    <style:style style:name="T10" style:family="text">
      <style:text-properties fo:color="#000000" fo:font-size="24pt" fo:language="en" fo:country="GB" fo:font-style="italic" style:font-size-asian="24pt" style:font-style-asian="italic" style:font-size-complex="24pt" style:font-style-complex="italic"/>
    </style:style>
    <style:style style:name="T11" style:family="text">
      <style:text-properties fo:color="#000000" style:text-position="-1% 58%" fo:font-size="24pt" fo:language="en" fo:country="GB" fo:font-style="italic" style:font-size-asian="24pt" style:font-style-asian="italic" style:font-size-complex="24pt" style:font-style-complex="italic"/>
    </style:style>
    <style:style style:name="T12" style:family="text">
      <style:text-properties fo:color="#0000ff" fo:font-size="24pt" fo:language="en" fo:country="GB" style:font-size-asian="24pt" style:font-size-complex="24pt"/>
    </style:style>
    <style:style style:name="T13" style:family="text">
      <style:text-properties fo:color="#3333ff" style:text-outline="false" style:text-line-through-style="none" style:text-position="0% 100%" fo:font-family="Arial" style:font-family-generic="roman" style:font-pitch="variable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fo:font-family="Arial" style:font-family-generic="roman" style:font-pitch="variable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-1% 58%" fo:font-family="Arial" style:font-family-generic="roman" style:font-pitch="variable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edf" style:text-position="-1% 58%" fo:font-size="24pt" fo:language="en" fo:country="GB" style:font-size-asian="24pt" style:font-size-complex="24pt"/>
    </style:style>
    <style:style style:name="T18" style:family="text">
      <style:text-properties fo:color="#000000" style:text-position="-1% 58%" fo:font-size="20pt" fo:language="en" fo:country="GB" fo:font-style="italic" style:font-size-asian="20pt" style:font-style-asian="italic" style:font-size-complex="20pt" style:font-style-complex="italic"/>
    </style:style>
    <style:style style:name="T19" style:family="text">
      <style:text-properties fo:color="#fffedf" style:text-position="-1% 58%" fo:font-size="20pt" fo:language="en" fo:country="GB" style:font-size-asian="20pt" style:font-size-complex="20pt"/>
    </style:style>
    <style:style style:name="T20" style:family="text">
      <style:text-properties fo:color="#ff0000" fo:font-family="Tahoma" style:font-pitch="variable" fo:font-size="19.8999996185303pt" fo:language="en" fo:country="GB"/>
    </style:style>
    <style:style style:name="T21" style:family="text">
      <style:text-properties fo:color="#ff0000" fo:font-family="Tahoma" style:font-pitch="variable" fo:font-size="20pt" fo:language="en" fo:country="GB" style:font-size-asian="20pt" style:font-size-complex="20pt"/>
    </style:style>
    <style:style style:name="T22" style:family="text">
      <style:text-properties fo:color="#000000" fo:font-family="Tahoma" style:font-pitch="variable" fo:font-size="20pt" fo:language="en" fo:country="GB" style:font-size-asian="20pt" style:font-size-complex="20pt"/>
    </style:style>
    <style:style style:name="T23" style:family="text">
      <style:text-properties fo:color="#0047ff" fo:font-size="20pt" fo:language="en" fo:country="GB" style:font-size-asian="20pt" style:font-size-complex="20pt"/>
    </style:style>
    <style:style style:name="T24" style:family="text">
      <style:text-properties fo:color="#0047ff" style:text-position="-1% 58%" fo:font-size="20pt" fo:language="en" fo:country="GB" style:font-size-asian="20pt" style:font-size-complex="20pt"/>
    </style:style>
    <style:style style:name="T25" style:family="text">
      <style:text-properties fo:color="#0000ff" fo:font-family="Tahoma" style:font-pitch="variable" fo:font-size="20pt" fo:language="en" fo:country="GB" style:font-size-asian="20pt" style:font-size-complex="20pt"/>
    </style:style>
    <style:style style:name="T26" style:family="text">
      <style:text-properties fo:color="#ff0000" style:text-position="-1% 58%" fo:font-family="Tahoma" style:font-pitch="variable" fo:font-size="20pt" fo:language="en" fo:country="GB" style:font-size-asian="20pt" style:font-size-complex="20pt"/>
    </style:style>
    <style:style style:name="T27" style:family="text">
      <style:text-properties fo:color="#ff0000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28" style:family="text">
      <style:text-properties fo:color="#0000ff" fo:font-family="Tahoma" style:font-pitch="variable" fo:font-size="18pt" fo:language="en" fo:country="GB" style:font-size-asian="18pt" style:font-size-complex="18pt"/>
    </style:style>
    <style:style style:name="T29" style:family="text">
      <style:text-properties fo:color="#0000ff" style:text-position="-1% 58%" fo:font-family="Tahoma" style:font-pitch="variable" fo:font-size="18pt" fo:language="en" fo:country="GB" style:font-size-asian="18pt" style:font-size-complex="18pt"/>
    </style:style>
    <style:style style:name="T30" style:family="text">
      <style:text-properties fo:color="#000000" fo:font-family="Tahoma" style:font-pitch="variable" fo:font-size="18pt" fo:language="en" fo:country="GB" style:font-size-asian="18pt" style:font-size-complex="18pt"/>
    </style:style>
    <style:style style:name="T31" style:family="text">
      <style:text-properties fo:color="#000000" fo:font-family="Tahoma" style:font-pitch="variable" fo:font-size="18pt" fo:language="en" fo:country="GB" fo:font-style="italic" style:font-size-asian="18pt" style:font-style-asian="italic" style:font-size-complex="18pt" style:font-style-complex="italic"/>
    </style:style>
    <style:style style:name="T32" style:family="text">
      <style:text-properties fo:color="#000000" style:text-position="-1% 58%" fo:font-family="Tahoma" style:font-pitch="variable" fo:font-size="18pt" fo:language="en" fo:country="GB" fo:font-style="italic" style:font-size-asian="18pt" style:font-style-asian="italic" style:font-size-complex="18pt" style:font-style-complex="italic"/>
    </style:style>
    <style:style style:name="T33" style:family="text">
      <style:text-properties fo:color="#000000" style:text-position="-33% 58%" fo:font-family="Tahoma" style:font-pitch="variable" fo:font-size="18pt" fo:language="en" fo:country="GB" fo:font-style="italic" style:font-size-asian="18pt" style:font-style-asian="italic" style:font-size-complex="18pt" style:font-style-complex="italic"/>
    </style:style>
    <style:style style:name="T34" style:family="text">
      <style:text-properties fo:color="#000000" fo:font-size="19.8999996185303pt" fo:language="en" fo:country="GB" fo:font-style="italic" style:font-style-asian="italic" style:font-style-complex="italic"/>
    </style:style>
    <style:style style:name="T35" style:family="text">
      <style:text-properties fo:color="#000000" style:text-position="-1% 58%" fo:font-size="19.8999996185303pt" fo:language="en" fo:country="GB" fo:font-style="italic" style:font-style-asian="italic" style:font-style-complex="italic"/>
    </style:style>
    <style:style style:name="T36" style:family="text">
      <style:text-properties fo:color="#3333ff" fo:font-size="24pt" fo:language="en" fo:country="GB" style:font-size-asian="24pt" style:font-size-complex="24pt"/>
    </style:style>
    <style:style style:name="T37" style:family="text">
      <style:text-properties fo:font-size="24pt" fo:language="en" fo:country="GB" style:font-size-asian="24pt" style:font-size-complex="24pt"/>
    </style:style>
    <style:style style:name="T38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position="-33% 58%" fo:font-family="Arial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text-position="-33% 58%" fo:font-size="24pt" fo:language="en" fo:country="GB" style:font-size-asian="24pt" style:font-size-complex="24pt"/>
    </style:style>
    <style:style style:name="T41" style:family="text">
      <style:text-properties fo:font-size="28pt" fo:language="en" fo:country="GB" style:font-size-asian="28pt" style:font-size-complex="28pt"/>
    </style:style>
    <style:style style:name="T42" style:family="text">
      <style:text-properties style:text-position="30% 58%" fo:font-size="24pt" fo:language="en" fo:country="GB" style:font-size-asian="24pt" style:font-size-complex="24pt"/>
    </style:style>
    <style:style style:name="T43" style:family="text">
      <style:text-properties fo:color="#ff0000" fo:font-size="24pt" fo:language="en" fo:country="GB" style:font-size-asian="24pt" style:font-size-complex="24pt"/>
    </style:style>
    <style:style style:name="T44" style:family="text">
      <style:text-properties style:text-position="-25% 58%" fo:font-size="24pt" fo:language="en" fo:country="GB" style:font-size-asian="24pt" style:font-size-complex="24pt"/>
    </style:style>
    <style:style style:name="T45" style:family="text">
      <style:text-properties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46" style:family="text">
      <style:text-properties fo:color="#3333ff" fo:font-size="20pt" fo:language="en" fo:country="GB" style:font-size-asian="20pt" style:font-size-complex="20pt"/>
    </style:style>
    <style:style style:name="T47" style:family="text">
      <style:text-properties fo:color="#fffedf" style:text-position="-1% 58%" fo:font-size="20pt" fo:language="en" fo:country="GB" fo:font-style="italic" style:font-size-asian="20pt" style:font-style-asian="italic" style:font-size-complex="20pt" style:font-style-complex="italic"/>
    </style:style>
    <style:style style:name="T48" style:family="text">
      <style:text-properties fo:color="#000000" fo:font-size="19.8999996185303pt" fo:language="en" fo:country="GB"/>
    </style:style>
    <style:style style:name="T49" style:family="text">
      <style:text-properties fo:color="#000000" fo:font-family="Symbol" style:font-family-generic="roman" style:font-pitch="variable" style:font-charset="x-symbol" fo:font-size="19.8999996185303pt" fo:language="en" fo:country="GB"/>
    </style:style>
    <style:style style:name="T50" style:family="text">
      <style:text-properties fo:color="#000000" fo:font-family="Tahoma" style:font-pitch="variable" fo:font-size="16pt" fo:language="en" fo:country="GB" style:font-size-asian="16pt" style:font-size-complex="16pt"/>
    </style:style>
    <style:style style:name="T51" style:family="text">
      <style:text-properties fo:color="#000000" fo:font-family="Symbol" style:font-family-generic="roman" style:font-pitch="variable" style:font-charset="x-symbol" fo:font-size="20pt" fo:language="en" fo:country="GB" style:font-size-asian="20pt" style:font-size-complex="20pt"/>
    </style:style>
    <style:style style:name="T52" style:family="text">
      <style:text-properties fo:font-family="Symbol" style:font-style-name="Regular" style:font-charset="x-symbol" fo:font-size="24pt" fo:language="en" fo:country="GB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53" style:family="text">
      <style:text-properties fo:color="#fffedf" style:text-position="-1% 58%" fo:font-family="Tahoma" style:font-pitch="variable" fo:font-size="20pt" fo:language="en" fo:country="GB" style:font-size-asian="20pt" style:font-size-complex="20pt"/>
    </style:style>
    <style:style style:name="T54" style:family="text">
      <style:text-properties fo:color="#009900" fo:font-family="Tahoma" style:font-pitch="variable" fo:font-size="20pt" fo:language="en" fo:country="GB" style:font-size-asian="20pt" style:font-size-complex="20pt"/>
    </style:style>
    <style:style style:name="T55" style:family="text">
      <style:text-properties fo:color="#dffedf" style:text-position="-33% 58%" fo:font-family="Tahoma" style:font-pitch="variable" fo:font-size="20pt" fo:language="en" fo:country="GB" style:font-size-asian="20pt" style:font-size-complex="20pt"/>
    </style:style>
    <style:style style:name="T56" style:family="text">
      <style:text-properties fo:color="#000000" fo:font-family="Tahoma" style:font-pitch="variable" fo:font-size="14pt" fo:language="en" fo:country="GB" style:font-size-asian="14pt" style:font-size-complex="14pt"/>
    </style:style>
    <style:style style:name="T57" style:family="text">
      <style:text-properties fo:color="#000000" fo:font-family="Symbol" style:font-family-generic="roman" style:font-pitch="variable" style:font-charset="x-symbol" fo:font-size="32pt" fo:language="en" fo:country="GB" style:font-size-asian="32pt" style:font-size-complex="32pt"/>
    </style:style>
    <style:style style:name="T58" style:family="text">
      <style:text-properties fo:color="#3333ff" fo:font-size="28pt" fo:language="en" fo:country="GB" style:font-size-asian="28pt" style:font-size-complex="28pt"/>
    </style:style>
    <style:style style:name="T59" style:family="text">
      <style:text-properties fo:color="#ff0000" fo:font-size="28pt" fo:language="en" fo:country="GB" style:font-size-asian="28pt" style:font-size-complex="28pt"/>
    </style:style>
    <style:style style:name="T60" style:family="text">
      <style:text-properties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61" style:family="text">
      <style:text-properties fo:color="#000000" style:text-outline="false" style:text-line-through-style="none" style:text-position="0% 100%" fo:font-family="Arial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48cm"/>
        <style:text-properties fo:font-family="Tahoma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7cm"/>
        <style:text-properties fo:font-family="Tahoma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F0000000FB1D1FBD5.png" xlink:type="simple" xlink:show="embed" xlink:actuate="onLoad">
        <style:list-level-properties text:min-label-width="0.67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Tahoma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Tahoma" style:font-family-generic="swiss" style:font-pitch="variable" fo:color="#3333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Tahoma" style:font-family-generic="swiss" style:font-pitch="variable" fo:color="#3333ff" fo:font-size="100%"/>
      </text:list-level-style-bullet>
      <text:list-level-style-bullet text:level="2" text:bullet-char="–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sumo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p text:style-name="P2">Motivação (Grafos como ferramentas de modelagem de problemas)</text:p>
            <text:p text:style-name="P2">Definições Básicas</text:p>
            <text:p text:style-name="P2">Igualdade e Isomorfismo</text:p>
            <text:p text:style-name="P2">Teorema: Todo grafo tem um número par de vértices de grau impar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2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5" draw:text-style-name="P8" draw:layer="layout" svg:width="22.867cm" svg:height="4.667cm" svg:x="3.366cm" svg:y="4.432cm" presentation:class="outline" presentation:user-transformed="true">
          <draw:text-box>
            <text:p text:style-name="P6"><text:span text:style-name="T2">Caminho</text:span><text:span text:style-name="T3"> de <text:s text:c="4"/>a <text:s text:c="3"/></text:span></text:p>
            <text:p text:style-name="P7"><text:span text:style-name="T3"><text:tab/></text:span><text:span text:style-name="T3">Seqüência </text:span><text:span text:style-name="T4">P</text:span><text:span text:style-name="T3"> de vértices e arestas alternados, tais que cada aresta é incidente ao vértice anterior e ao vértice posterior.</text:span></text:p>
            <text:p text:style-name="P7"><text:span text:style-name="T3"><text:s text:c="17"/></text:span><text:span text:style-name="T3">e <text:s/></text:span><text:span text:style-name="T4">P </text:span><text:span text:style-name="T5">tem pelo menos três vértices</text:span><text:span text:style-name="T4">, P</text:span><text:span text:style-name="T3"> <text:s/>é um </text:span><text:span text:style-name="T2">ciclo</text:span><text:span text:style-name="T3"> ou </text:span><text:span text:style-name="T2">circuito</text:span><text:span text:style-name="T3">.</text:span></text:p>
          </draw:text-box>
        </draw:frame>
        <draw:frame draw:style-name="gr2" draw:layer="layout" svg:width="0.87cm" svg:height="1.138cm" svg:x="7.438cm" svg:y="4.34cm">
          <draw:object-ole draw:class-id="0002CE02-0000-0000-c000-000000000046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draw:style-name="gr3" draw:layer="layout" svg:width="1.001cm" svg:height="1.273cm" svg:x="9.127cm" svg:y="4.382cm">
          <draw:object-ole draw:class-id="0002CE02-0000-0000-c000-000000000046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frame draw:style-name="gr4" draw:layer="layout" svg:width="3.617cm" svg:height="1.274cm" svg:x="3.282cm" svg:y="7.031cm">
          <draw:object-ole draw:class-id="0002CE02-0000-0000-c000-000000000046" xlink:href="./Object 3" xlink:type="simple" xlink:show="embed" xlink:actuate="onLoad">
            <text:p/>
          </draw:object-ole>
          <draw:image xlink:href="./ObjectReplacements/Object 3" xlink:type="simple" xlink:show="embed" xlink:actuate="onLoad"/>
        </draw:frame>
        <draw:custom-shape draw:style-name="gr5" draw:text-style-name="P10" xml:id="id1" draw:id="id1" draw:layer="layout" svg:width="23.566cm" svg:height="1.634cm" svg:x="1.4cm" svg:y="8.3cm">
          <text:p text:style-name="P9"><text:span text:style-name="T6">Caminho simples: cada vértice aparece exatamente uma vez.</text:span></text:p>
          <text:p text:style-name="P9"><text:span text:style-name="T6"><text:s/></text:span><text:span text:style-name="T6">Caminho com c vértices tem c-1 arestas. Ciclo com c vértices tem c arestas.</text:span>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6" draw:text-style-name="P11" draw:layer="layout" svg:width="0.559cm" svg:height="0.593cm" svg:x="16.007cm" svg:y="15.50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3cm" svg:x="14.141cm" svg:y="16.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3cm" svg:x="10.174cm" svg:y="15.50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63cm" svg:height="0.593cm" svg:x="12.041cm" svg:y="16.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3cm" svg:x="10.874cm" svg:y="18.07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3cm" svg:x="13.674cm" svg:y="18.30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3cm" svg:x="16.241cm" svg:y="17.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" draw:text-style-name="P12" draw:layer="layout" svg:x1="10.538cm" svg:y1="16.075cm" svg:x2="11.005cm" svg:y2="18.117cm">
            <text:p/>
          </draw:line>
          <draw:line draw:style-name="gr7" draw:text-style-name="P12" draw:layer="layout" svg:x1="12.23cm" svg:y1="16.95cm" svg:x2="11.326cm" svg:y2="18.209cm">
            <text:p/>
          </draw:line>
          <draw:line draw:style-name="gr8" draw:text-style-name="P12" draw:layer="layout" svg:x1="10.641cm" svg:y1="15.93cm" svg:x2="12.041cm" svg:y2="16.63cm">
            <text:p/>
          </draw:line>
          <draw:line draw:style-name="gr7" draw:text-style-name="P12" draw:layer="layout" svg:x1="12.551cm" svg:y1="16.95cm" svg:x2="13.717cm" svg:y2="18.35cm">
            <text:p/>
          </draw:line>
          <draw:line draw:style-name="gr8" draw:text-style-name="P12" draw:layer="layout" svg:x1="12.595cm" svg:y1="16.862cm" svg:x2="14.185cm" svg:y2="16.571cm">
            <text:p/>
          </draw:line>
          <draw:line draw:style-name="gr8" draw:text-style-name="P12" draw:layer="layout" svg:x1="14.754cm" svg:y1="16.804cm" svg:x2="15.983cm" svg:y2="15.871cm">
            <text:p/>
          </draw:line>
          <draw:line draw:style-name="gr8" draw:text-style-name="P12" draw:layer="layout" svg:x1="16.285cm" svg:y1="16.162cm" svg:x2="16.518cm" svg:y2="17.796cm">
            <text:p/>
          </draw:line>
          <draw:line draw:style-name="gr7" draw:text-style-name="P12" draw:layer="layout" svg:x1="14.286cm" svg:y1="18.684cm" svg:x2="16.216cm" svg:y2="18.101cm">
            <text:p/>
          </draw:line>
        </draw:g>
        <draw:custom-shape draw:style-name="gr9" draw:text-style-name="P10" xml:id="id2" draw:id="id2" draw:layer="layout" svg:width="23.566cm" svg:height="1.633cm" svg:x="1.4cm" svg:y="11.733cm">
          <text:p text:style-name="P9"><text:span text:style-name="T6">Comprimento de um caminho: número de arest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" draw:id="id3" draw:layer="layout" svg:width="23.566cm" svg:height="2.334cm" svg:x="1.4cm" svg:y="13.166cm">
          <text:p text:style-name="P9"><text:span text:style-name="T6">Caminhos disjuntos em vértices/arestas: não têm vértices/arestas em comum</text:span></text:p>
          <draw:enhanced-geometry svg:viewBox="0 0 21600 21600" draw:type="rectangle" draw:enhanced-path="M 0 0 L 21600 0 21600 21600 0 21600 0 0 Z N"/>
        </draw:custom-shape>
        <draw:g xml:id="id5" draw:id="id5">
          <draw:line draw:style-name="gr8" draw:text-style-name="P12" draw:layer="layout" svg:x1="14.004cm" svg:y1="-16.729cm" svg:x2="14.413cm" svg:y2="-18.071cm">
            <text:p/>
          </draw:line>
          <draw:g>
            <draw:custom-shape draw:style-name="gr11" draw:text-style-name="P13" draw:layer="layout" svg:width="7.798cm" svg:height="42.287cm" svg:x="17.635cm" svg:y="-21.288cm">
              <text:p text:style-name="P6"><text:span text:style-name="T7">Corda</text:span></text:p>
              <draw:enhanced-geometry svg:viewBox="0 0 21600 21600" draw:type="mso-spt202" draw:enhanced-path="M 0 0 L 21600 0 21600 21600 0 21600 0 0 Z N"/>
            </draw:custom-shape>
            <draw:line draw:style-name="gr12" draw:text-style-name="P12" draw:layer="layout" svg:x1="18.772cm" svg:y1="-20.19cm" svg:x2="14.295cm" svg:y2="-17.434cm">
              <text:p/>
            </draw:line>
          </draw:g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7" draw:text-style-name="P17" draw:layer="layout" svg:width="24.5cm" svg:height="12.367cm" svg:x="2.565cm" svg:y="4.9cm" presentation:class="outline" presentation:user-transformed="true">
          <draw:text-box>
            <text:p text:style-name="P15"><text:span text:style-name="T1"><text:s/></text:span><text:span text:style-name="T1">Em grafos simples a seqüência de vértices (sem arestas) determina o caminho.</text:span></text:p>
            <text:p text:style-name="P16"><text:span text:style-name="T8">Caminhos em grafos simples se representam com seqüências de vértices.</text:span></text:p>
            <text:p text:style-name="P15"><text:span text:style-name="T1"><text:s/></text:span><text:span text:style-name="T1">Terminologia:</text:span></text:p>
            <text:p text:style-name="P16"><text:span text:style-name="T8">Walk: Qualquer caminho.</text:span></text:p>
            <text:p text:style-name="P16"><text:span text:style-name="T8">Path: Caminho que não repete vértices.</text:span></text:p>
            <text:p text:style-name="P16"><text:span text:style-name="T8">Trail: Caminho que não repete arestas.</text:span></text:p>
          </draw:text-box>
        </draw:frame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2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8" draw:text-style-name="P20" draw:layer="layout" svg:width="23.334cm" svg:height="13.36cm" svg:x="2.565cm" svg:y="3.727cm" presentation:class="outline" presentation:user-transformed="true">
          <draw:text-box>
            <text:p text:style-name="P18"><text:span text:style-name="T9">Vértices</text:span><text:span text:style-name="T10"> v</text:span><text:span text:style-name="T11">i</text:span><text:span text:style-name="T9"> e </text:span><text:span text:style-name="T10">v</text:span><text:span text:style-name="T11">j</text:span><text:span text:style-name="T9"> são </text:span><text:span text:style-name="T12">conetados</text:span><text:span text:style-name="T9"> se existe um caminho de </text:span><text:span text:style-name="T10">v</text:span><text:span text:style-name="T11">i</text:span><text:span text:style-name="T9"> a </text:span><text:span text:style-name="T10">v</text:span><text:span text:style-name="T11">j</text:span><text:span text:style-name="T9">.</text:span></text:p>
            <text:p text:style-name="P18"><text:span text:style-name="T9">conetados (con) é uma relação de equivalência (relação reflexiva, simétrica e transitiva.</text:span></text:p>
            <text:p text:style-name="P19"><text:span text:style-name="T13">Reflexiva:</text:span><text:span text:style-name="T14"> v con v.</text:span></text:p>
            <text:p text:style-name="P19"><text:span text:style-name="T13">Simétrica:</text:span><text:span text:style-name="T14"> v</text:span><text:span text:style-name="T15">1</text:span><text:span text:style-name="T14"> con v</text:span><text:span text:style-name="T15">2</text:span><text:span text:style-name="T14"> </text:span><text:span text:style-name="T16"></text:span><text:span text:style-name="T14"> v</text:span><text:span text:style-name="T15">2</text:span><text:span text:style-name="T14"> con v</text:span><text:span text:style-name="T15">1</text:span></text:p>
            <text:p text:style-name="P19"><text:span text:style-name="T13">Transitiva:</text:span><text:span text:style-name="T14"> v</text:span><text:span text:style-name="T15">1</text:span><text:span text:style-name="T14"> con v</text:span><text:span text:style-name="T15">2</text:span><text:span text:style-name="T14"> e v</text:span><text:span text:style-name="T15">2</text:span><text:span text:style-name="T14"> con v</text:span><text:span text:style-name="T15">3</text:span><text:span text:style-name="T14"> </text:span><text:span text:style-name="T16"></text:span><text:span text:style-name="T14"> v</text:span><text:span text:style-name="T15">1</text:span><text:span text:style-name="T14"> con v</text:span><text:span text:style-name="T15">3</text:span></text:p>
            <text:p text:style-name="P18"><text:span text:style-name="T9">Define uma partição sobre o conjunto de vértices.</text:span></text:p>
            <text:p text:style-name="P18"><text:span text:style-name="T9">Cada um dessas classes de equivalência induzem um subgrafo G[V</text:span><text:span text:style-name="T17">i</text:span><text:span text:style-name="T9">] chamado de componente conexa. </text:span></text:p>
          </draw:text-box>
        </draw:frame>
        <presentation:notes draw:style-name="dp4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2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9" draw:text-style-name="P22" draw:layer="layout" svg:width="23.334cm" svg:height="13.665cm" svg:x="2.565cm" svg:y="4.432cm" presentation:class="outline" presentation:user-transformed="true">
          <draw:text-box>
            <text:p text:style-name="P21"><text:span text:style-name="T3">Dois vértices </text:span><text:span text:style-name="T4">v</text:span><text:span text:style-name="T18">i</text:span><text:span text:style-name="T3"> e </text:span><text:span text:style-name="T4">v</text:span><text:span text:style-name="T18">j</text:span><text:span text:style-name="T3"> estão na mesma </text:span><text:span text:style-name="T2">componente conexa</text:span><text:span text:style-name="T3"> se existe um caminho entre eles.</text:span></text:p>
            <text:p text:style-name="P21"><text:span text:style-name="T3">Um grafo é </text:span><text:span text:style-name="T2">conexo</text:span><text:span text:style-name="T3"> se possui uma única componente conexa, ou seja, se existe um caminho entre qualquer par de vértices.</text:span><text:span text:style-name="T19"><text:tab/></text:span></text:p>
          </draw:text-box>
        </draw:frame>
        <draw:g xml:id="id7" draw:id="id7">
          <draw:g>
            <draw:custom-shape draw:style-name="gr6" draw:text-style-name="P11" draw:layer="layout" svg:width="0.559cm" svg:height="0.593cm" draw:transform="rotate (-0.628318530719026) translate (13.162cm 15.316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563cm" svg:height="0.593cm" draw:transform="rotate (-0.628318530719026) translate (14.117cm 17.27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559cm" svg:height="0.593cm" draw:transform="rotate (-0.628318530719026) translate (12.205cm 17.8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8" draw:text-style-name="P12" draw:layer="layout" svg:x1="13.131cm" svg:y1="16.089cm" svg:x2="12.09cm" svg:y2="18.009cm">
              <text:p/>
            </draw:line>
            <draw:line draw:style-name="gr8" draw:text-style-name="P12" draw:layer="layout" svg:x1="13.889cm" svg:y1="17.737cm" svg:x2="12.372cm" svg:y2="18.334cm">
              <text:p/>
            </draw:line>
            <draw:line draw:style-name="gr8" draw:text-style-name="P12" draw:layer="layout" svg:x1="13.197cm" svg:y1="16.036cm" svg:x2="13.907cm" svg:y2="17.43cm">
              <text:p/>
            </draw:line>
          </draw:g>
          <draw:g>
            <draw:custom-shape draw:style-name="gr6" draw:text-style-name="P11" draw:layer="layout" svg:width="0.559cm" svg:height="0.593cm" svg:x="10.734cm" svg:y="14.324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559cm" svg:height="0.593cm" svg:x="8.866cm" svg:y="15.25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565cm" svg:height="0.593cm" svg:x="6.766cm" svg:y="15.25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559cm" svg:height="0.593cm" svg:x="8.4cm" svg:y="17.124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559cm" svg:height="0.593cm" svg:x="10.966cm" svg:y="16.65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8" draw:text-style-name="P12" draw:layer="layout" svg:x1="7.277cm" svg:y1="15.768cm" svg:x2="8.444cm" svg:y2="17.168cm">
              <text:p/>
            </draw:line>
            <draw:line draw:style-name="gr8" draw:text-style-name="P12" draw:layer="layout" svg:x1="7.321cm" svg:y1="15.68cm" svg:x2="8.911cm" svg:y2="15.388cm">
              <text:p/>
            </draw:line>
            <draw:line draw:style-name="gr8" draw:text-style-name="P12" draw:layer="layout" svg:x1="9.479cm" svg:y1="15.622cm" svg:x2="10.709cm" svg:y2="14.688cm">
              <text:p/>
            </draw:line>
            <draw:line draw:style-name="gr8" draw:text-style-name="P12" draw:layer="layout" svg:x1="11.01cm" svg:y1="14.981cm" svg:x2="11.244cm" svg:y2="16.614cm">
              <text:p/>
            </draw:line>
            <draw:line draw:style-name="gr8" draw:text-style-name="P12" draw:layer="layout" svg:x1="9.013cm" svg:y1="17.502cm" svg:x2="10.942cm" svg:y2="16.919cm">
              <text:p/>
            </draw:line>
          </draw:g>
          <draw:g>
            <draw:custom-shape draw:style-name="gr6" draw:text-style-name="P11" draw:layer="layout" svg:width="0.559cm" svg:height="0.592cm" draw:transform="rotate (-1.88495559215471) translate (15.416cm 14.604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559cm" svg:height="0.594cm" draw:transform="rotate (-1.88495559215471) translate (12.769cm 14.464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8" draw:text-style-name="P12" draw:layer="layout" svg:x1="14.772cm" svg:y1="14.79cm" svg:x2="12.482cm" svg:y2="14.377cm">
              <text:p/>
            </draw:line>
          </draw:g>
        </draw:g>
        <draw:custom-shape draw:style-name="gr14" draw:text-style-name="P24" xml:id="id8" draw:id="id8" draw:layer="layout" svg:width="3.639cm" svg:height="1.108cm" svg:x="16.264cm" svg:y="15.166cm">
          <text:p text:style-name="P23"><text:span text:style-name="T20">É conexo?</text:span></text:p>
          <draw:enhanced-geometry svg:viewBox="0 0 21600 21600" draw:type="mso-spt202" draw:enhanced-path="M 0 0 L 21600 0 21600 21600 0 21600 0 0 Z N"/>
        </draw:custom-shape>
        <draw:custom-shape draw:style-name="gr14" draw:text-style-name="P26" xml:id="id6" draw:id="id6" draw:layer="layout" svg:width="20.441cm" svg:height="2.403cm" svg:x="4.361cm" svg:y="11.385cm">
          <text:p text:style-name="P21"><text:span text:style-name="T21">Problema importante:</text:span><text:span text:style-name="T22"> determinar se um grafo é conexo ou não.</text:span></text:p>
          <text:p text:style-name="P25"><text:span text:style-name="T22"/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0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10" draw:text-style-name="P8" draw:layer="layout" svg:width="17.5cm" svg:height="4.09cm" svg:x="2.798cm" svg:y="4.898cm" presentation:class="outline" presentation:user-transformed="true">
          <draw:text-box>
            <text:p text:style-name="P6"><text:span text:style-name="T23">K</text:span><text:span text:style-name="T24">n</text:span><text:span text:style-name="T3">: grafo completo com </text:span><text:span text:style-name="T4">n</text:span><text:span text:style-name="T3"> vértices</text:span><text:span text:style-name="T3"><text:line-break/></text:span><text:span text:style-name="T3">número de arestas: </text:span><text:span text:style-name="T4">n(n-1)</text:span><text:span text:style-name="T3">/2</text:span></text:p>
          </draw:text-box>
        </draw:frame>
        <draw:custom-shape draw:style-name="gr15" draw:text-style-name="P27" xml:id="id9" draw:id="id9" draw:layer="layout" svg:width="22.4cm" svg:height="1.867cm" svg:x="2.8cm" svg:y="15.166cm">
          <text:p text:style-name="P6"><text:span text:style-name="T25">Grafo k-regular</text:span><text:span text:style-name="T22">: todos os vértices têm grau k.</text:span></text:p>
          <draw:enhanced-geometry svg:viewBox="0 0 21600 21600" draw:type="rectangle" draw:enhanced-path="M 0 0 L 21600 0 21600 21600 0 21600 0 0 Z N"/>
        </draw:custom-shape>
        <draw:g>
          <draw:custom-shape draw:style-name="gr16" draw:text-style-name="P11" draw:layer="layout" svg:width="0.714cm" svg:height="0.719cm" svg:x="5.92cm" svg:y="8.5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6" draw:text-style-name="P11" draw:layer="layout" svg:width="0.71cm" svg:height="0.719cm" svg:x="3.965cm" svg:y="11.3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6" draw:text-style-name="P11" draw:layer="layout" svg:width="0.704cm" svg:height="0.719cm" svg:x="7.933cm" svg:y="11.3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" draw:text-style-name="P12" draw:layer="layout" svg:x1="6.167cm" svg:y1="9.284cm" svg:x2="4.329cm" svg:y2="11.384cm">
            <text:p/>
          </draw:line>
          <draw:line draw:style-name="gr17" draw:text-style-name="P12" draw:layer="layout" svg:x1="6.533cm" svg:y1="9.284cm" svg:x2="7.982cm" svg:y2="11.433cm">
            <text:p/>
          </draw:line>
          <draw:line draw:style-name="gr17" draw:text-style-name="P12" draw:layer="layout" svg:x1="4.665cm" svg:y1="11.764cm" svg:x2="7.932cm" svg:y2="11.768cm">
            <text:p/>
          </draw:line>
        </draw:g>
        <draw:g>
          <draw:line draw:style-name="gr17" draw:text-style-name="P12" draw:layer="layout" svg:x1="12.361cm" svg:y1="11.744cm" svg:x2="15.627cm" svg:y2="11.748cm">
            <text:p/>
          </draw:line>
          <draw:custom-shape draw:style-name="gr16" draw:text-style-name="P11" draw:layer="layout" svg:width="0.705cm" svg:height="0.72cm" svg:x="11.661cm" svg:y="11.3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6" draw:text-style-name="P11" draw:layer="layout" svg:width="0.706cm" svg:height="0.72cm" svg:x="15.627cm" svg:y="11.3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6" draw:text-style-name="P11" draw:layer="layout" svg:width="0.706cm" svg:height="0.719cm" svg:x="11.641cm" svg:y="8.41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6" draw:text-style-name="P11" draw:layer="layout" svg:width="0.704cm" svg:height="0.72cm" svg:x="15.492cm" svg:y="8.3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" draw:text-style-name="P12" draw:layer="layout" svg:x1="12.361cm" svg:y1="8.798cm" svg:x2="15.395cm" svg:y2="8.802cm">
            <text:p/>
          </draw:line>
          <draw:line draw:style-name="gr17" draw:text-style-name="P12" draw:layer="layout" svg:x1="11.992cm" svg:y1="9.168cm" svg:x2="11.996cm" svg:y2="11.268cm">
            <text:p/>
          </draw:line>
          <draw:line draw:style-name="gr17" draw:text-style-name="P12" draw:layer="layout" svg:x1="15.91cm" svg:y1="9.168cm" svg:x2="15.914cm" svg:y2="11.268cm">
            <text:p/>
          </draw:line>
          <draw:line draw:style-name="gr17" draw:text-style-name="P12" draw:layer="layout" svg:x1="12.224cm" svg:y1="8.983cm" svg:x2="15.724cm" svg:y2="11.55cm">
            <text:p/>
          </draw:line>
          <draw:line draw:style-name="gr17" draw:text-style-name="P12" draw:layer="layout" svg:x1="12.313cm" svg:y1="11.516cm" svg:x2="15.579cm" svg:y2="8.978cm">
            <text:p/>
          </draw:line>
        </draw:g>
        <draw:custom-shape draw:style-name="gr16" draw:text-style-name="P11" draw:layer="layout" svg:width="0.705cm" svg:height="0.719cm" svg:x="20.012cm" svg:y="11.38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" draw:text-style-name="P11" draw:layer="layout" svg:width="0.705cm" svg:height="0.72cm" svg:x="22.574cm" svg:y="11.4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" draw:text-style-name="P11" draw:layer="layout" svg:width="0.706cm" svg:height="0.72cm" svg:x="18.807cm" svg:y="9.0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" draw:text-style-name="P11" draw:layer="layout" svg:width="0.705cm" svg:height="0.72cm" svg:x="23.795cm" svg:y="9.0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" draw:text-style-name="P11" draw:layer="layout" svg:width="0.706cm" svg:height="0.719cm" svg:x="21.407cm" svg:y="7.18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7" draw:text-style-name="P12" draw:layer="layout" svg:x1="19.313cm" svg:y1="9.751cm" svg:x2="20.246cm" svg:y2="11.385cm">
          <text:p/>
        </draw:line>
        <draw:line draw:style-name="gr17" draw:text-style-name="P12" draw:layer="layout" svg:x1="23.133cm" svg:y1="11.67cm" svg:x2="24.067cm" svg:y2="9.599cm">
          <text:p/>
        </draw:line>
        <draw:line draw:style-name="gr17" draw:text-style-name="P12" draw:layer="layout" svg:x1="20.713cm" svg:y1="11.851cm" svg:x2="22.579cm" svg:y2="11.855cm">
          <text:p/>
        </draw:line>
        <draw:line draw:style-name="gr17" draw:text-style-name="P12" draw:layer="layout" svg:x1="19.545cm" svg:y1="9.284cm" svg:x2="23.745cm" svg:y2="9.288cm">
          <text:p/>
        </draw:line>
        <draw:line draw:style-name="gr17" draw:text-style-name="P12" draw:layer="layout" svg:x1="19.313cm" svg:y1="9.153cm" svg:x2="21.413cm" svg:y2="7.548cm">
          <text:p/>
        </draw:line>
        <draw:line draw:style-name="gr17" draw:text-style-name="P12" draw:layer="layout" svg:x1="22.113cm" svg:y1="7.651cm" svg:x2="23.979cm" svg:y2="9.051cm">
          <text:p/>
        </draw:line>
        <draw:line draw:style-name="gr17" draw:text-style-name="P12" draw:layer="layout" svg:x1="21.879cm" svg:y1="7.884cm" svg:x2="22.813cm" svg:y2="11.384cm">
          <text:p/>
        </draw:line>
        <draw:line draw:style-name="gr17" draw:text-style-name="P12" draw:layer="layout" svg:x1="21.746cm" svg:y1="7.885cm" svg:x2="20.376cm" svg:y2="11.385cm">
          <text:p/>
        </draw:line>
        <draw:line draw:style-name="gr17" draw:text-style-name="P12" draw:layer="layout" svg:x1="19.546cm" svg:y1="9.517cm" svg:x2="22.58cm" svg:y2="11.617cm">
          <text:p/>
        </draw:line>
        <draw:line draw:style-name="gr17" draw:text-style-name="P12" draw:layer="layout" svg:x1="23.746cm" svg:y1="9.517cm" svg:x2="23.752cm" svg:y2="9.523cm">
          <text:p/>
        </draw:line>
        <draw:line draw:style-name="gr17" draw:text-style-name="P12" draw:layer="layout" svg:x1="23.848cm" svg:y1="9.517cm" svg:x2="20.61cm" svg:y2="11.617cm">
          <text:p/>
        </draw:line>
        <draw:custom-shape draw:style-name="gr14" draw:text-style-name="P28" draw:layer="layout" svg:width="1.141cm" svg:height="1.112cm" svg:x="5.728cm" svg:y="12.366cm">
          <text:p text:style-name="P25"><text:span text:style-name="T21">K</text:span><text:span text:style-name="T26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1.141cm" svg:height="1.112cm" svg:x="13.662cm" svg:y="12.366cm">
          <text:p text:style-name="P25"><text:span text:style-name="T21">K</text:span><text:span text:style-name="T26">4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1.141cm" svg:height="1.112cm" svg:x="21.128cm" svg:y="12.366cm">
          <text:p text:style-name="P25"><text:span text:style-name="T21">K</text:span><text:span text:style-name="T26">5</text:span></text:p>
          <draw:enhanced-geometry svg:viewBox="0 0 21600 21600" draw:type="mso-spt202" draw:enhanced-path="M 0 0 L 21600 0 21600 21600 0 21600 0 0 Z N"/>
        </draw:custom-shape>
        <draw:custom-shape draw:style-name="gr18" draw:text-style-name="P27" xml:id="id10" draw:id="id10" draw:layer="layout" svg:width="9.1cm" svg:height="1.166cm" svg:x="9.566cm" svg:y="16.8cm">
          <text:p text:style-name="P6"><text:span text:style-name="T21">K</text:span><text:span text:style-name="T26">n</text:span><text:span text:style-name="T21"> é (</text:span><text:span text:style-name="T27">n-1</text:span><text:span text:style-name="T21">)-regular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4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0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11" draw:text-style-name="P8" draw:layer="layout" svg:width="22.166cm" svg:height="10.924cm" svg:x="2.8cm" svg:y="4.198cm" presentation:class="outline" presentation:user-transformed="true">
          <draw:text-box>
            <text:p text:style-name="P6"><text:span text:style-name="T2">Grafo bipartido</text:span><text:span text:style-name="T3">: o conjunto de vértices pode ser particionado em dois subconjuntos </text:span><text:span text:style-name="T4">V</text:span><text:span text:style-name="T18">1</text:span><text:span text:style-name="T3"> e </text:span><text:span text:style-name="T4">V</text:span><text:span text:style-name="T18">2</text:span><text:span text:style-name="T3"> tais que qualquer aresta possui uma extremidade em </text:span><text:span text:style-name="T4">V</text:span><text:span text:style-name="T18">1 </text:span><text:span text:style-name="T3">e a outra em </text:span><text:span text:style-name="T4">V</text:span><text:span text:style-name="T18">2</text:span><text:span text:style-name="T19">.</text:span></text:p>
          </draw:text-box>
        </draw:frame>
        <draw:g>
          <draw:custom-shape draw:style-name="gr6" draw:text-style-name="P11" draw:layer="layout" svg:width="0.706cm" svg:height="0.72cm" svg:x="5.852cm" svg:y="13.4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705cm" svg:height="0.718cm" svg:x="5.833cm" svg:y="11.4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704cm" svg:height="0.72cm" svg:x="9.562cm" svg:y="8.1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705cm" svg:height="0.718cm" svg:x="5.833cm" svg:y="9.3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705cm" svg:height="0.718cm" svg:x="9.557cm" svg:y="14.44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705cm" svg:height="0.72cm" svg:x="9.537cm" svg:y="12.41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705cm" svg:height="0.72cm" svg:x="9.537cm" svg:y="10.31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12" draw:layer="layout" svg:x1="6.533cm" svg:y1="9.668cm" svg:x2="9.566cm" svg:y2="8.53cm">
            <text:p/>
          </draw:line>
          <draw:line draw:style-name="gr8" draw:text-style-name="P12" draw:layer="layout" svg:x1="6.533cm" svg:y1="9.799cm" svg:x2="6.537cm" svg:y2="9.803cm">
            <text:p/>
          </draw:line>
          <draw:line draw:style-name="gr8" draw:text-style-name="P12" draw:layer="layout" svg:x1="6.533cm" svg:y1="9.799cm" svg:x2="9.566cm" svg:y2="10.499cm">
            <text:p/>
          </draw:line>
          <draw:line draw:style-name="gr8" draw:text-style-name="P12" draw:layer="layout" svg:x1="6.533cm" svg:y1="9.945cm" svg:x2="9.566cm" svg:y2="12.512cm">
            <text:p/>
          </draw:line>
          <draw:line draw:style-name="gr8" draw:text-style-name="P12" draw:layer="layout" svg:x1="6.445cm" svg:y1="10.033cm" svg:x2="9.712cm" svg:y2="14.466cm">
            <text:p/>
          </draw:line>
          <draw:line draw:style-name="gr8" draw:text-style-name="P12" draw:layer="layout" svg:x1="6.533cm" svg:y1="11.63cm" svg:x2="9.566cm" svg:y2="8.626cm">
            <text:p/>
          </draw:line>
          <draw:line draw:style-name="gr8" draw:text-style-name="P12" draw:layer="layout" svg:x1="6.533cm" svg:y1="11.768cm" svg:x2="9.566cm" svg:y2="10.63cm">
            <text:p/>
          </draw:line>
          <draw:line draw:style-name="gr8" draw:text-style-name="P12" draw:layer="layout" svg:x1="6.533cm" svg:y1="11.899cm" svg:x2="9.566cm" svg:y2="12.833cm">
            <text:p/>
          </draw:line>
          <draw:line draw:style-name="gr8" draw:text-style-name="P12" draw:layer="layout" svg:x1="6.485cm" svg:y1="12.035cm" svg:x2="9.518cm" svg:y2="14.602cm">
            <text:p/>
          </draw:line>
          <draw:line draw:style-name="gr8" draw:text-style-name="P12" draw:layer="layout" svg:x1="9.901cm" svg:y1="8.865cm" svg:x2="6.43cm" svg:y2="13.532cm">
            <text:p/>
          </draw:line>
          <draw:line draw:style-name="gr8" draw:text-style-name="P12" draw:layer="layout" svg:x1="9.663cm" svg:y1="10.965cm" svg:x2="6.425cm" svg:y2="13.765cm">
            <text:p/>
          </draw:line>
          <draw:line draw:style-name="gr8" draw:text-style-name="P12" draw:layer="layout" svg:x1="9.712cm" svg:y1="12.978cm" svg:x2="6.474cm" svg:y2="13.912cm">
            <text:p/>
          </draw:line>
          <draw:line draw:style-name="gr8" draw:text-style-name="P12" draw:layer="layout" svg:x1="9.663cm" svg:y1="14.8cm" svg:x2="6.425cm" svg:y2="13.895cm">
            <text:p/>
          </draw:line>
        </draw:g>
        <draw:custom-shape draw:style-name="gr18" draw:text-style-name="P29" draw:layer="layout" svg:width="11.433cm" svg:height="2.333cm" svg:x="2.333cm" svg:y="16.554cm">
          <text:p text:style-name="P6"><text:span text:style-name="T28">K</text:span><text:span text:style-name="T29">m1,m2</text:span><text:span text:style-name="T28">:</text:span><text:span text:style-name="T30"> grafo bipartido completo </text:span></text:p>
          <text:p text:style-name="P6"><text:span text:style-name="T30">onde |</text:span><text:span text:style-name="T31">V</text:span><text:span text:style-name="T32">1</text:span><text:span text:style-name="T30">| = </text:span><text:span text:style-name="T31">m</text:span><text:span text:style-name="T33">1</text:span><text:span text:style-name="T30"> e |</text:span><text:span text:style-name="T31">V</text:span><text:span text:style-name="T32">2</text:span><text:span text:style-name="T30">| = </text:span><text:span text:style-name="T31">m</text:span><text:span text:style-name="T33">2</text:span></text:p>
          <draw:enhanced-geometry svg:viewBox="0 0 21600 21600" draw:type="rectangle" draw:enhanced-path="M 0 0 L 21600 0 21600 21600 0 21600 0 0 Z N"/>
        </draw:custom-shape>
        <draw:g xml:id="id11" draw:id="id11">
          <draw:g>
            <draw:custom-shape draw:style-name="gr6" draw:text-style-name="P11" draw:layer="layout" svg:width="0.607cm" svg:height="0.647cm" svg:x="15.735cm" svg:y="11.92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8cm" svg:height="0.646cm" svg:x="17.942cm" svg:y="11.95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8cm" svg:height="0.647cm" svg:x="14.792cm" svg:y="10.08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8cm" svg:height="0.647cm" svg:x="18.992cm" svg:y="10.08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3cm" svg:height="0.647cm" svg:x="15.672cm" svg:y="8.16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8" draw:text-style-name="P12" draw:layer="layout" svg:x1="16.338cm" svg:y1="12.347cm" svg:x2="17.947cm" svg:y2="12.351cm">
              <text:p/>
            </draw:line>
            <draw:line draw:style-name="gr8" draw:text-style-name="P12" draw:layer="layout" svg:x1="18.954cm" svg:y1="10.257cm" svg:x2="18.958cm" svg:y2="10.261cm">
              <text:p/>
            </draw:line>
            <draw:custom-shape draw:style-name="gr6" draw:text-style-name="P11" draw:layer="layout" svg:width="0.603cm" svg:height="0.647cm" svg:x="17.879cm" svg:y="8.16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8" draw:text-style-name="P12" draw:layer="layout" svg:x1="16.285cm" svg:y1="8.448cm" svg:x2="17.893cm" svg:y2="8.454cm">
              <text:p/>
            </draw:line>
            <draw:line draw:style-name="gr8" draw:text-style-name="P12" draw:layer="layout" svg:x1="15.92cm" svg:y1="8.72cm" svg:x2="15.016cm" svg:y2="10.12cm">
              <text:p/>
            </draw:line>
            <draw:line draw:style-name="gr8" draw:text-style-name="P12" draw:layer="layout" svg:x1="18.433cm" svg:y1="8.633cm" svg:x2="19.133cm" svg:y2="10.033cm">
              <text:p/>
            </draw:line>
            <draw:line draw:style-name="gr8" draw:text-style-name="P12" draw:layer="layout" svg:x1="19.235cm" svg:y1="10.733cm" svg:x2="18.331cm" svg:y2="12.133cm">
              <text:p/>
            </draw:line>
            <draw:line draw:style-name="gr8" draw:text-style-name="P12" draw:layer="layout" svg:x1="15.166cm" svg:y1="10.733cm" svg:x2="15.866cm" svg:y2="11.899cm">
              <text:p/>
            </draw:line>
          </draw:g>
          <draw:custom-shape draw:style-name="gr18" draw:text-style-name="P8" draw:layer="layout" svg:width="4.9cm" svg:height="1.4cm" svg:x="20.766cm" svg:y="7.933cm">
            <text:p text:style-name="P6"><text:span text:style-name="T21">É bipartido?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g>
            <draw:custom-shape draw:style-name="gr6" draw:text-style-name="P11" draw:layer="layout" svg:width="0.608cm" svg:height="0.647cm" svg:x="15.734cm" svg:y="18.462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9cm" svg:height="0.647cm" svg:x="17.941cm" svg:y="18.48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8cm" svg:height="0.647cm" svg:x="14.699cm" svg:y="16.352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7cm" svg:height="0.647cm" svg:x="18.992cm" svg:y="16.352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3cm" svg:height="0.646cm" svg:x="16.94cm" svg:y="14.69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8" draw:text-style-name="P12" draw:layer="layout" svg:x1="15.137cm" svg:y1="16.999cm" svg:x2="15.938cm" svg:y2="18.462cm">
              <text:p/>
            </draw:line>
            <draw:line draw:style-name="gr8" draw:text-style-name="P12" draw:layer="layout" svg:x1="18.423cm" svg:y1="18.729cm" svg:x2="19.224cm" svg:y2="16.853cm">
              <text:p/>
            </draw:line>
            <draw:line draw:style-name="gr8" draw:text-style-name="P12" draw:layer="layout" svg:x1="16.337cm" svg:y1="18.879cm" svg:x2="17.946cm" svg:y2="18.885cm">
              <text:p/>
            </draw:line>
            <draw:line draw:style-name="gr8" draw:text-style-name="P12" draw:layer="layout" svg:x1="15.137cm" svg:y1="16.473cm" svg:x2="16.94cm" svg:y2="15.015cm">
              <text:p/>
            </draw:line>
            <draw:line draw:style-name="gr8" draw:text-style-name="P12" draw:layer="layout" svg:x1="17.543cm" svg:y1="15.117cm" svg:x2="19.151cm" svg:y2="16.371cm">
              <text:p/>
            </draw:line>
            <draw:line draw:style-name="gr8" draw:text-style-name="P12" draw:layer="layout" svg:x1="18.953cm" svg:y1="16.789cm" svg:x2="18.957cm" svg:y2="16.795cm">
              <text:p/>
            </draw:line>
          </draw:g>
          <draw:custom-shape draw:style-name="gr18" draw:text-style-name="P8" draw:layer="layout" svg:width="4.9cm" svg:height="1.4cm" svg:x="20.766cm" svg:y="14.933cm">
            <text:p text:style-name="P6"><text:span text:style-name="T21">É bipartido?</text:span></text:p>
            <draw:enhanced-geometry svg:viewBox="0 0 21600 21600" draw:type="rectangle" draw:enhanced-path="M 0 0 L 21600 0 21600 21600 0 21600 0 0 Z N"/>
          </draw:custom-shape>
        </draw:g>
        <draw:g xml:id="id12" draw:id="id12">
          <draw:g>
            <draw:custom-shape draw:style-name="gr19" draw:text-style-name="P11" draw:layer="layout" svg:width="0.982cm" svg:height="0.933cm" svg:x="15.594cm" svg:y="11.754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1" draw:layer="layout" svg:width="0.983cm" svg:height="0.934cm" svg:x="18.851cm" svg:y="9.93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1" draw:layer="layout" svg:width="0.982cm" svg:height="0.934cm" svg:x="15.497cm" svg:y="8.0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1" draw:layer="layout" svg:width="0.981cm" svg:height="0.934cm" svg:x="14.564cm" svg:y="9.848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1" draw:layer="layout" svg:width="0.982cm" svg:height="0.933cm" svg:x="17.821cm" svg:y="11.754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1" draw:layer="layout" svg:width="0.981cm" svg:height="0.933cm" svg:x="17.734cm" svg:y="7.93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8" draw:layer="layout" svg:width="2.1cm" svg:height="1.4cm" svg:x="21.934cm" svg:y="8.817cm">
            <text:p text:style-name="P6"><text:span text:style-name="T21">SIM</text:span></text:p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18" draw:text-style-name="P8" draw:layer="layout" svg:width="2.1cm" svg:height="1.4cm" svg:x="21.933cm" svg:y="15.866cm">
            <text:p text:style-name="P6"><text:span text:style-name="T21">NÃO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1" draw:layer="layout" svg:width="0.982cm" svg:height="0.933cm" svg:x="15.545cm" svg:y="18.29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1" draw:layer="layout" svg:width="0.982cm" svg:height="0.933cm" svg:x="18.803cm" svg:y="16.18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1" draw:layer="layout" svg:width="0.983cm" svg:height="0.933cm" svg:x="14.514cm" svg:y="16.19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1" draw:layer="layout" svg:width="0.982cm" svg:height="0.933cm" svg:x="17.772cm" svg:y="18.297cm">
              <text:p/>
              <draw:enhanced-geometry svg:viewBox="0 0 21600 21600" draw:type="rectangle" draw:enhanced-path="M 0 0 L 21600 0 21600 21600 0 21600 0 0 Z N"/>
            </draw:custom-shape>
          </draw:g>
        </draw:g>
        <draw:g xml:id="id13" draw:id="id13">
          <draw:custom-shape draw:style-name="gr6" draw:text-style-name="P11" draw:layer="layout" svg:width="0.609cm" svg:height="0.637cm" svg:x="15.404cm" svg:y="16.9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607cm" svg:height="0.637cm" svg:x="15.386cm" svg:y="15.1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607cm" svg:height="0.642cm" svg:x="15.386cm" svg:y="13.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608cm" svg:height="0.641cm" svg:x="18.603cm" svg:y="17.83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608cm" svg:height="0.637cm" svg:x="18.584cm" svg:y="16.0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608cm" svg:height="0.637cm" svg:x="18.584cm" svg:y="14.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12" draw:layer="layout" svg:x1="15.989cm" svg:y1="13.713cm" svg:x2="15.993cm" svg:y2="13.717cm">
            <text:p/>
          </draw:line>
          <draw:line draw:style-name="gr8" draw:text-style-name="P12" draw:layer="layout" svg:x1="15.989cm" svg:y1="13.713cm" svg:x2="18.614cm" svg:y2="14.335cm">
            <text:p/>
          </draw:line>
          <draw:line draw:style-name="gr8" draw:text-style-name="P12" draw:layer="layout" svg:x1="15.989cm" svg:y1="13.839cm" svg:x2="18.614cm" svg:y2="16.12cm">
            <text:p/>
          </draw:line>
          <draw:line draw:style-name="gr8" draw:text-style-name="P12" draw:layer="layout" svg:x1="15.989cm" svg:y1="15.58cm" svg:x2="18.614cm" svg:y2="16.401cm">
            <text:p/>
          </draw:line>
          <draw:line draw:style-name="gr8" draw:text-style-name="P12" draw:layer="layout" svg:x1="15.949cm" svg:y1="15.696cm" svg:x2="18.575cm" svg:y2="17.971cm">
            <text:p/>
          </draw:line>
          <draw:line draw:style-name="gr8" draw:text-style-name="P12" draw:layer="layout" svg:x1="18.715cm" svg:y1="14.748cm" svg:x2="15.886cm" svg:y2="17.227cm">
            <text:p/>
          </draw:line>
          <draw:line draw:style-name="gr8" draw:text-style-name="P12" draw:layer="layout" svg:x1="18.715cm" svg:y1="18.162cm" svg:x2="15.886cm" svg:y2="17.335cm">
            <text:p/>
          </draw:line>
          <draw:custom-shape draw:style-name="gr19" draw:text-style-name="P11" draw:layer="layout" svg:width="0.973cm" svg:height="1.045cm" svg:x="15.166cm" svg:y="13.06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973cm" svg:height="1.049cm" svg:x="15.166cm" svg:y="14.94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973cm" svg:height="1.045cm" svg:x="15.166cm" svg:y="16.7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972cm" svg:height="1.045cm" svg:x="18.394cm" svg:y="17.5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972cm" svg:height="1.045cm" svg:x="18.394cm" svg:y="15.79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972cm" svg:height="1.05cm" svg:x="18.394cm" svg:y="13.9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30" draw:layer="layout" svg:width="1.243cm" svg:height="1.04cm" svg:x="4.413cm" svg:y="9.211cm">
          <text:p text:style-name="P4"><text:span text:style-name="T34">V</text:span><text:span text:style-name="T35">1</text:span></text:p>
          <draw:enhanced-geometry svg:viewBox="0 0 21600 21600" draw:type="mso-spt202" draw:enhanced-path="M 0 0 L 21600 0 21600 21600 0 21600 0 0 Z N"/>
        </draw:custom-shape>
        <draw:custom-shape draw:style-name="gr21" draw:text-style-name="P30" draw:layer="layout" svg:width="1.243cm" svg:height="1.04cm" svg:x="10.402cm" svg:y="9.844cm">
          <text:p text:style-name="P4"><text:span text:style-name="T34">V</text:span><text:span text:style-name="T35">2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12" draw:text-style-name="P33" draw:layer="layout" svg:width="24.5cm" svg:height="12.367cm" svg:x="2.565cm" svg:y="4.9cm" presentation:class="outline" presentation:user-transformed="true">
          <draw:text-box>
            <text:p text:style-name="P31"><text:span text:style-name="T36">Teorema</text:span><text:span text:style-name="T37">: Um grafo é bipartido se e somente se não tem ciclo de tamanho ímpar. </text:span></text:p>
            <text:p xml:id="id16" text:id="id16" text:style-name="P31"><text:span text:style-name="T37">-&gt; Por abs.</text:span></text:p>
            <text:p xml:id="id17" text:id="id17" text:style-name="P32"><text:span text:style-name="T38">Considere um ciclo ímpar. Numeramos os vértices do ciclo de 1 a r. É claro que vértices pares devem ir em um conjunto e os ímpares em outro pois vértices consecutivos são adjacentes. Porém 1 e r são os dois ímpares e são adjacentes. Absurdo. 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13" draw:text-style-name="P33" draw:layer="layout" svg:width="24.5cm" svg:height="12.367cm" svg:x="2.565cm" svg:y="4.9cm" presentation:class="outline" presentation:user-transformed="true">
          <draw:text-box>
            <text:p text:style-name="P31"><text:span text:style-name="T36">Teorema</text:span><text:span text:style-name="T37">: Um grafo é bipartido se e somente se não tem ciclo ímpar. </text:span></text:p>
            <text:p text:style-name="P31"><text:span text:style-name="T37">&lt;- Por Construção</text:span></text:p>
            <text:p text:style-name="P32"><text:span text:style-name="T38">Considere um grafo conexo e um vértice arbitrário chamado 1. Separamos os vértices do grafo em dois conjuntos:</text:span></text:p>
            <text:p text:style-name="P34"><text:span text:style-name="T38">A: aqueles a distância mínima par de 1</text:span></text:p>
            <text:p text:style-name="P34"><text:span text:style-name="T38">B: aqueles a distância mínima ímpar de 1</text:span></text:p>
            <text:p text:style-name="P32"><text:span text:style-name="T38">A distância mede-se em quantidade de arestas.</text:span></text:p>
            <text:p text:style-name="P32"><text:span text:style-name="T38">Vamos mostrar que esta divisão é uma bipartição do grafo.</text:span></text:p>
          </draw:text-box>
        </draw:frame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14" draw:text-style-name="P33" draw:layer="layout" svg:width="24.5cm" svg:height="13.931cm" svg:x="2.565cm" svg:y="4.826cm" presentation:class="outline" presentation:user-transformed="true">
          <draw:text-box>
            <text:p text:style-name="P31"><text:span text:style-name="T36">Teorema</text:span><text:span text:style-name="T37">: Um grafo é bipartido se e somente se não tem ciclo ímpar. </text:span></text:p>
            <text:p xml:id="id18" text:id="id18" text:style-name="P32"><text:span text:style-name="T38"/></text:p>
            <text:p text:style-name="P32"><text:span text:style-name="T38">Considere, por absurdo, que dois vértices de A, a</text:span><text:span text:style-name="T39">1</text:span><text:span text:style-name="T38"> e a</text:span><text:span text:style-name="T39">2</text:span><text:span text:style-name="T38"> são adjacentes. O número de aréstas do caminho mais curto a</text:span><text:span text:style-name="T39">1</text:span><text:span text:style-name="T38">-1 é par e o número de arestas do caminho mais curto 1-a</text:span><text:span text:style-name="T39">2</text:span><text:span text:style-name="T38"> é par.</text:span></text:p>
            <text:p text:style-name="P32"><text:span text:style-name="T38">Consideremos o vértice v como sendo o primeiro vértice onde os caminhos mais curtos a</text:span><text:span text:style-name="T39">1</text:span><text:span text:style-name="T38">-1 e a</text:span><text:span text:style-name="T39">2</text:span><text:span text:style-name="T38">-1 se encontram.</text:span></text:p>
            <text:p text:style-name="P32"><text:span text:style-name="T38">As arestas de a</text:span><text:span text:style-name="T39">1</text:span><text:span text:style-name="T38">-v-a</text:span><text:span text:style-name="T39">2</text:span><text:span text:style-name="T38">-a</text:span><text:span text:style-name="T39">1</text:span><text:span text:style-name="T38"> formam um ciclo. Demonstremos que o ciclo é impar. 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5" draw:text-style-name="P1" draw:layer="layout" svg:width="19.731cm" svg:height="1.915cm" svg:x="4.432cm" svg:y="0.837cm" presentation:class="title" presentation:placeholder="true" presentation:user-transformed="true">
          <draw:text-box/>
        </draw:frame>
        <draw:frame presentation:style-name="pr16" draw:text-style-name="P1" draw:layer="layout" svg:width="24.399cm" svg:height="12.91cm" svg:x="2.565cm" svg:y="4.898cm" presentation:class="outline" presentation:user-transformed="true">
          <draw:text-box>
            <text:p text:style-name="P1"><text:span text:style-name="T37">O número de arestas de a</text:span><text:span text:style-name="T40">1</text:span><text:span text:style-name="T37">-v-a</text:span><text:span text:style-name="T40">2</text:span><text:span text:style-name="T37">-a</text:span><text:span text:style-name="T40">1</text:span><text:span text:style-name="T37"> é igual a:</text:span></text:p>
            <text:p text:style-name="P34"><text:span text:style-name="T38">o número de arestas de a</text:span><text:span text:style-name="T39">1</text:span><text:span text:style-name="T38">-1</text:span></text:p>
            <text:p text:style-name="P34"><text:span text:style-name="T38">+ o número de arestas de a</text:span><text:span text:style-name="T39">2</text:span><text:span text:style-name="T38">-1</text:span></text:p>
            <text:p text:style-name="P34"><text:span text:style-name="T38">- 2* o número de arestas de v-1</text:span></text:p>
            <text:p text:style-name="P34"><text:span text:style-name="T38">+ 1</text:span></text:p>
            <text:p text:style-name="P32"><text:span text:style-name="T38">par + par - par + ímpar = ímpar</text:span></text:p>
            <text:p text:style-name="P32"><text:span text:style-name="T38"/></text:p>
            <text:p text:style-name="P32"><text:span text:style-name="T38">Considerando vertices do conjunto B a prova é equivalente.</text:span></text:p>
            <text:p text:style-name="P32"><text:span text:style-name="T38"><text:s/></text:span></text:p>
          </draw:text-box>
        </draw:frame>
        <presentation:notes draw:style-name="dp2">
          <draw:page-thumbnail draw:style-name="gr1" draw:layer="layout" svg:width="13.897cm" svg:height="11.087cm" svg:x="3.498cm" svg:y="2.226cm" draw:page-number="11" presentation:class="page"/>
          <draw:frame presentation:style-name="pr17" draw:text-style-name="P14" draw:layer="layout" svg:width="16.697cm" svg:height="13.022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Exercícios</text:span></text:p>
          </draw:text-box>
        </draw:frame>
        <draw:frame presentation:style-name="pr18" draw:text-style-name="P36" draw:layer="layout" svg:width="24.5cm" svg:height="12.367cm" svg:x="2.565cm" svg:y="4.9cm" presentation:class="outline" presentation:user-transformed="true">
          <draw:text-box>
            <text:p text:style-name="P35"><text:span text:style-name="T1">1.5.3) Provar: Se um grafo k-regular com k&gt;0 tem uma bipartição (X, Y) então |X| = |Y|.</text:span></text:p>
          </draw:text-box>
        </draw:frame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Exercícios</text:span></text:p>
          </draw:text-box>
        </draw:frame>
        <draw:frame presentation:style-name="pr19" draw:text-style-name="P38" draw:layer="layout" svg:width="24.5cm" svg:height="12.367cm" svg:x="2.565cm" svg:y="4.9cm" presentation:class="outline" presentation:user-transformed="true">
          <draw:text-box>
            <text:p xml:id="id19" text:id="id19" text:style-name="P37"><text:span text:style-name="T41">Como o grafo é bipartido cada aresta contribui em 1 ao grau de um vértice de X e ao grau de um vértice de Y.</text:span></text:p>
            <text:p xml:id="id20" text:id="id20" text:style-name="P37"><text:span text:style-name="T41">Então, a soma dos graus dos vértices de X e a soma dos graus dos vértices de Y são iguais (S).</text:span></text:p>
            <text:p xml:id="id21" text:id="id21" text:style-name="P37"><text:span text:style-name="T41">Por outro lado, como o grafo é k-regular, S=|X|*k e S=|Y|*k. </text:span></text:p>
            <text:p xml:id="id22" text:id="id22" text:style-name="P37"><text:span text:style-name="T41">Então, |X|*k = |Y|*k e em consequência |X|=|Y|=S/k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20" draw:text-style-name="P33" draw:layer="layout" svg:width="24.5cm" svg:height="12.367cm" svg:x="2.565cm" svg:y="4.9cm" presentation:class="outline" presentation:user-transformed="true">
          <draw:text-box>
            <text:p text:style-name="P31"><text:span text:style-name="T36">Teorema</text:span><text:span text:style-name="T37">: Um grafo bipartido tem no máximo n</text:span><text:span text:style-name="T42">2</text:span><text:span text:style-name="T37">/4 arestas.</text:span></text:p>
            <text:p xml:id="id23" text:id="id23" text:style-name="P31"><text:span text:style-name="T43">Demonstração</text:span><text:span text:style-name="T37">: Sejam n</text:span><text:span text:style-name="T44">1</text:span><text:span text:style-name="T37"> e n</text:span><text:span text:style-name="T44">2</text:span><text:span text:style-name="T37"> o número de vértices em cada subconjunto (n</text:span><text:span text:style-name="T44">1</text:span><text:span text:style-name="T37"> + n</text:span><text:span text:style-name="T44">2</text:span><text:span text:style-name="T37"> = n).</text:span></text:p>
            <text:p xml:id="id24" text:id="id24" text:style-name="P39"><text:span text:style-name="T37"><text:tab/></text:span><text:span text:style-name="T37">O número máximo de arestas está dado pela fórmula: m = n</text:span><text:span text:style-name="T44">1</text:span><text:span text:style-name="T37">*n</text:span><text:span text:style-name="T44">2</text:span><text:span text:style-name="T37">.</text:span></text:p>
            <text:p xml:id="id25" text:id="id25" text:style-name="P39"><text:span text:style-name="T37"><text:tab/></text:span><text:span text:style-name="T37">Colocando n</text:span><text:span text:style-name="T44">2</text:span><text:span text:style-name="T37"> em função de n</text:span><text:span text:style-name="T44">1</text:span><text:span text:style-name="T37">: m = n</text:span><text:span text:style-name="T44">1</text:span><text:span text:style-name="T37">* (n – n</text:span><text:span text:style-name="T44">1</text:span><text:span text:style-name="T37">) = n*n</text:span><text:span text:style-name="T44">1</text:span><text:span text:style-name="T37"> – n</text:span><text:span text:style-name="T44">1</text:span><text:span text:style-name="T42">2</text:span><text:span text:style-name="T37">.</text:span></text:p>
            <text:p xml:id="id26" text:id="id26" text:style-name="P39"><text:span text:style-name="T37"><text:tab/></text:span><text:span text:style-name="T37">Derivando e igualando a zero: n – 2n</text:span><text:span text:style-name="T44">1</text:span><text:span text:style-name="T37"> = 0 </text:span><text:span text:style-name="T45"></text:span><text:span text:style-name="T37"> n</text:span><text:span text:style-name="T44">1</text:span><text:span text:style-name="T37"> = n/2.</text:span></text:p>
            <text:p xml:id="id27" text:id="id27" text:style-name="P39"><text:span text:style-name="T37"><text:tab/></text:span><text:span text:style-name="T37">m = n/2*(n - n/2) = (n/2)</text:span><text:span text:style-name="T42">2</text:span><text:span text:style-name="T37"> = n</text:span><text:span text:style-name="T42">2</text:span><text:span text:style-name="T37">/4. <text:s text:c="2"/>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21" draw:text-style-name="P41" draw:layer="layout" svg:width="22.166cm" svg:height="3.734cm" svg:x="3.033cm" svg:y="4.433cm" presentation:class="outline" presentation:user-transformed="true">
          <draw:text-box>
            <text:p text:style-name="P40"><text:span text:style-name="T46">Grafo k-partido:</text:span><text:span text:style-name="T3"> o conjunto de vértices pode ser particionado em k subconjuntos </text:span><text:span text:style-name="T4">V1, V2, ... Vk</text:span><text:span text:style-name="T3"> tais que nenhuma aresta possui as suas duas extremidades no mesmo subconjunto.</text:span></text:p>
          </draw:text-box>
        </draw:frame>
        <draw:g xml:id="id28" draw:id="id28">
          <draw:custom-shape draw:style-name="gr19" draw:text-style-name="P11" draw:layer="layout" svg:width="0.982cm" svg:height="0.933cm" svg:x="15.594cm" svg:y="11.80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983cm" svg:height="0.933cm" svg:x="18.851cm" svg:y="9.98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0.982cm" svg:height="0.933cm" svg:x="15.497cm" svg:y="8.06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981cm" svg:height="0.934cm" svg:x="14.564cm" svg:y="9.89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0.982cm" svg:height="0.933cm" svg:x="17.821cm" svg:y="11.8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981cm" svg:height="0.932cm" svg:x="17.734cm" svg:y="7.98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11" draw:layer="layout" svg:width="0.607cm" svg:height="0.647cm" svg:x="15.735cm" svg:y="11.92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8cm" svg:height="0.646cm" svg:x="17.942cm" svg:y="11.95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8cm" svg:height="0.647cm" svg:x="14.792cm" svg:y="10.08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8cm" svg:height="0.647cm" svg:x="18.992cm" svg:y="10.08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1" draw:layer="layout" svg:width="0.603cm" svg:height="0.647cm" svg:x="15.672cm" svg:y="8.16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8" draw:text-style-name="P12" draw:layer="layout" svg:x1="16.338cm" svg:y1="12.347cm" svg:x2="17.947cm" svg:y2="12.351cm">
              <text:p/>
            </draw:line>
            <draw:line draw:style-name="gr8" draw:text-style-name="P12" draw:layer="layout" svg:x1="18.954cm" svg:y1="10.257cm" svg:x2="18.958cm" svg:y2="10.261cm">
              <text:p/>
            </draw:line>
            <draw:custom-shape draw:style-name="gr6" draw:text-style-name="P11" draw:layer="layout" svg:width="0.603cm" svg:height="0.647cm" svg:x="17.879cm" svg:y="8.16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8" draw:text-style-name="P12" draw:layer="layout" svg:x1="16.285cm" svg:y1="8.448cm" svg:x2="17.893cm" svg:y2="8.454cm">
              <text:p/>
            </draw:line>
            <draw:line draw:style-name="gr8" draw:text-style-name="P12" draw:layer="layout" svg:x1="15.92cm" svg:y1="8.72cm" svg:x2="15.016cm" svg:y2="10.12cm">
              <text:p/>
            </draw:line>
            <draw:line draw:style-name="gr8" draw:text-style-name="P12" draw:layer="layout" svg:x1="18.434cm" svg:y1="8.633cm" svg:x2="19.134cm" svg:y2="10.033cm">
              <text:p/>
            </draw:line>
            <draw:line draw:style-name="gr8" draw:text-style-name="P12" draw:layer="layout" svg:x1="19.235cm" svg:y1="10.733cm" svg:x2="18.331cm" svg:y2="12.133cm">
              <text:p/>
            </draw:line>
            <draw:line draw:style-name="gr8" draw:text-style-name="P12" draw:layer="layout" svg:x1="15.166cm" svg:y1="10.733cm" svg:x2="15.866cm" svg:y2="11.899cm">
              <text:p/>
            </draw:line>
          </draw:g>
          <draw:custom-shape draw:style-name="gr18" draw:text-style-name="P8" draw:layer="layout" svg:width="4.9cm" svg:height="1.4cm" svg:x="20.766cm" svg:y="7.933cm">
            <text:p text:style-name="P6"><text:span text:style-name="T21">3-partido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22" draw:text-style-name="P41" draw:layer="layout" svg:width="22.166cm" svg:height="5.66cm" svg:x="3.033cm" svg:y="4.432cm" presentation:class="outline" presentation:user-transformed="true">
          <draw:text-box>
            <text:p text:style-name="P40"><text:span text:style-name="T46">Grafo k-partido:</text:span><text:span text:style-name="T3"> o conjunto de vértices pode ser particionado em k subconjuntos </text:span><text:span text:style-name="T4">V</text:span><text:span text:style-name="T47">1</text:span><text:span text:style-name="T4">, V</text:span><text:span text:style-name="T47">2</text:span><text:span text:style-name="T4">, ... V</text:span><text:span text:style-name="T47">k</text:span><text:span text:style-name="T3"> tais que nenhuma aresta possui as suas duas extremidades no mesmo subconjunto.</text:span></text:p>
          </draw:text-box>
        </draw:frame>
        <draw:custom-shape draw:style-name="gr19" draw:text-style-name="P11" draw:layer="layout" svg:width="0.983cm" svg:height="0.933cm" svg:x="15.593cm" svg:y="11.8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983cm" svg:height="0.933cm" svg:x="18.851cm" svg:y="9.9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983cm" svg:height="0.934cm" svg:x="15.496cm" svg:y="8.0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981cm" svg:height="0.934cm" svg:x="14.564cm" svg:y="9.8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983cm" svg:height="0.933cm" svg:x="17.82cm" svg:y="11.8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981cm" svg:height="0.933cm" svg:x="17.733cm" svg:y="7.98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1" draw:layer="layout" svg:width="0.607cm" svg:height="0.647cm" svg:x="15.735cm" svg:y="11.92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608cm" svg:height="0.646cm" svg:x="17.942cm" svg:y="11.95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608cm" svg:height="0.647cm" svg:x="14.792cm" svg:y="10.0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608cm" svg:height="0.647cm" svg:x="18.992cm" svg:y="10.0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603cm" svg:height="0.647cm" svg:x="15.672cm" svg:y="8.1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12" draw:layer="layout" svg:x1="16.338cm" svg:y1="12.347cm" svg:x2="17.947cm" svg:y2="12.351cm">
            <text:p/>
          </draw:line>
          <draw:line draw:style-name="gr8" draw:text-style-name="P12" draw:layer="layout" svg:x1="18.954cm" svg:y1="10.257cm" svg:x2="18.958cm" svg:y2="10.261cm">
            <text:p/>
          </draw:line>
          <draw:custom-shape draw:style-name="gr6" draw:text-style-name="P11" draw:layer="layout" svg:width="0.603cm" svg:height="0.647cm" svg:x="17.879cm" svg:y="8.1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12" draw:layer="layout" svg:x1="16.285cm" svg:y1="8.448cm" svg:x2="17.893cm" svg:y2="8.454cm">
            <text:p/>
          </draw:line>
          <draw:line draw:style-name="gr8" draw:text-style-name="P12" draw:layer="layout" svg:x1="15.92cm" svg:y1="8.72cm" svg:x2="15.016cm" svg:y2="10.12cm">
            <text:p/>
          </draw:line>
          <draw:line draw:style-name="gr8" draw:text-style-name="P12" draw:layer="layout" svg:x1="18.433cm" svg:y1="8.633cm" svg:x2="19.133cm" svg:y2="10.033cm">
            <text:p/>
          </draw:line>
          <draw:line draw:style-name="gr8" draw:text-style-name="P12" draw:layer="layout" svg:x1="19.235cm" svg:y1="10.733cm" svg:x2="18.331cm" svg:y2="12.133cm">
            <text:p/>
          </draw:line>
          <draw:line draw:style-name="gr8" draw:text-style-name="P12" draw:layer="layout" svg:x1="15.166cm" svg:y1="10.733cm" svg:x2="15.866cm" svg:y2="11.899cm">
            <text:p/>
          </draw:line>
        </draw:g>
        <draw:custom-shape draw:style-name="gr18" draw:text-style-name="P27" draw:layer="layout" svg:width="4.9cm" svg:height="1.4cm" svg:x="20.766cm" svg:y="7.933cm">
          <text:p text:style-name="P6"><text:span text:style-name="T21">3-partido</text:span></text:p>
          <draw:enhanced-geometry svg:viewBox="0 0 21600 21600" draw:type="rectangle" draw:enhanced-path="M 0 0 L 21600 0 21600 21600 0 21600 0 0 Z N"/>
        </draw:custom-shape>
        <draw:custom-shape draw:style-name="gr24" draw:text-style-name="P42" draw:layer="layout" svg:width="22.166cm" svg:height="4.2cm" svg:x="2.333cm" svg:y="13.3cm">
          <text:p xml:id="id29" text:id="id29" text:style-name="P40"><text:span text:style-name="T22">Encontrar um grafo 3-partido que não seja bipartido.</text:span></text:p>
          <text:p xml:id="id30" text:id="id30" text:style-name="P40"><text:span text:style-name="T22">Todo grafo é n-partido.</text:span></text:p>
          <text:p xml:id="id31" text:id="id31" text:style-name="P40"><text:span text:style-name="T22">Mosrar que todo grafo não completo é n-1 partido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2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23" draw:text-style-name="P46" draw:layer="layout" svg:width="21.7cm" svg:height="3.676cm" svg:x="2.865cm" svg:y="4.433cm" presentation:class="outline" presentation:user-transformed="true">
          <draw:text-box>
            <text:p text:style-name="P43"><text:span text:style-name="T9"><text:s text:c="20"/></text:span><text:span text:style-name="T9">é um </text:span><text:span text:style-name="T12">subgrafo</text:span><text:span text:style-name="T9"> de <text:s text:c="17"/>:</text:span></text:p>
            <text:p text:style-name="P44"><text:span text:style-name="T9"><text:tab/></text:span><text:span text:style-name="T9"> <text:s/></text:span><text:span text:style-name="T9"><text:tab/></text:span><text:span text:style-name="T9"> <text:s text:c="32"/></text:span></text:p>
            <text:p text:style-name="P45"><text:span text:style-name="T9"/></text:p>
          </draw:text-box>
        </draw:frame>
        <draw:frame draw:style-name="gr25" draw:layer="layout" svg:width="3.792cm" svg:height="1.103cm" svg:x="14.918cm" svg:y="4.564cm">
          <draw:object-ole draw:class-id="0002CE02-0000-0000-c000-000000000046" xlink:href="./Object 4" xlink:type="simple" xlink:show="embed" xlink:actuate="onLoad">
            <text:p/>
          </draw:object-ole>
          <draw:image xlink:href="./ObjectReplacements/Object 4" xlink:type="simple" xlink:show="embed" xlink:actuate="onLoad"/>
        </draw:frame>
        <draw:frame draw:style-name="gr26" draw:layer="layout" svg:width="4.896cm" svg:height="1.103cm" svg:x="10.11cm" svg:y="5.702cm">
          <draw:object-ole draw:class-id="0002CE02-0000-0000-c000-000000000046" xlink:href="./Object 5" xlink:type="simple" xlink:show="embed" xlink:actuate="onLoad">
            <text:p/>
          </draw:object-ole>
          <draw:image xlink:href="./ObjectReplacements/Object 5" xlink:type="simple" xlink:show="embed" xlink:actuate="onLoad"/>
        </draw:frame>
        <draw:frame draw:style-name="gr27" draw:layer="layout" svg:width="4.331cm" svg:height="1.099cm" svg:x="3.568cm" svg:y="4.525cm">
          <draw:object-ole draw:class-id="0002CE02-0000-0000-c000-000000000046" xlink:href="./Object 6" xlink:type="simple" xlink:show="embed" xlink:actuate="onLoad">
            <text:p/>
          </draw:object-ole>
          <draw:image xlink:href="./ObjectReplacements/Object 6" xlink:type="simple" xlink:show="embed" xlink:actuate="onLoad"/>
        </draw:frame>
        <draw:custom-shape draw:style-name="gr28" draw:text-style-name="P48" xml:id="id32" draw:id="id32" draw:layer="layout" svg:width="23.954cm" svg:height="1.989cm" svg:x="1.653cm" svg:y="7.237cm">
          <text:p text:style-name="P47"><text:span text:style-name="T48">Escrevemos G’ </text:span><text:span text:style-name="T49"></text:span><text:span text:style-name="T48"> G.</text:span></text:p>
          <text:p text:style-name="P47"><text:span text:style-name="T48">Quando G’ </text:span><text:span text:style-name="T49"></text:span><text:span text:style-name="T48"> G e G’ </text:span><text:span text:style-name="T49"></text:span><text:span text:style-name="T48"> G dissemos que G’ é subgrafo próprio de G (G’ </text:span><text:span text:style-name="T49"></text:span><text:span text:style-name="T48"> G)‏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4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2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24" draw:text-style-name="P8" draw:layer="layout" svg:width="21.7cm" svg:height="8.867cm" svg:x="2.865cm" svg:y="4.432cm" presentation:class="outline" presentation:user-transformed="true">
          <draw:text-box>
            <text:p text:style-name="P6"><text:span text:style-name="T3"><text:s text:c="22"/></text:span><text:span text:style-name="T3">é um </text:span><text:span text:style-name="T2">subgrafo</text:span><text:span text:style-name="T3"> de <text:s text:c="15"/>:</text:span></text:p>
            <text:p text:style-name="P49"><text:span text:style-name="T3"><text:tab/></text:span><text:span text:style-name="T3"> <text:s/></text:span><text:span text:style-name="T3"><text:tab/></text:span><text:span text:style-name="T3"> <text:s text:c="32"/></text:span></text:p>
            <text:p text:style-name="P50"><text:span text:style-name="T3"/></text:p>
            <text:p text:style-name="P51"><text:span text:style-name="T2">Subgrafo induzido</text:span><text:span text:style-name="T3"> em <text:s text:c="18"/>por <text:s text:c="13"/>:</text:span></text:p>
            <text:p text:style-name="P49"><text:span text:style-name="T3"><text:tab/></text:span><text:span text:style-name="T3"><text:tab/></text:span><text:span text:style-name="T3"><text:tab/></text:span></text:p>
            <text:p text:style-name="P49"><text:span text:style-name="T3"><text:tab/></text:span><text:span text:style-name="T3">onde </text:span><text:span text:style-name="T4">E(X)</text:span><text:span text:style-name="T3"> é o subconjunto de </text:span><text:span text:style-name="T4">E</text:span><text:span text:style-name="T3"> <text:s/>formado por todas as arestas com as duas extremidades em </text:span><text:span text:style-name="T4">X</text:span><text:span text:style-name="T3">.</text:span></text:p>
          </draw:text-box>
        </draw:frame>
        <draw:custom-shape draw:style-name="gr29" draw:text-style-name="P11" draw:layer="layout" svg:width="0.608cm" svg:height="0.647cm" svg:x="6.999cm" svg:y="13.0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8cm" svg:height="0.647cm" svg:x="8.633cm" svg:y="17.2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8cm" svg:height="0.647cm" svg:x="11.433cm" svg:y="15.1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2cm" svg:height="0.646cm" svg:x="10.033cm" svg:y="12.8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0" draw:text-style-name="P12" draw:layer="layout" svg:x1="10.319cm" svg:y1="15.39cm" svg:x2="10.323cm" svg:y2="15.396cm">
          <text:p/>
        </draw:line>
        <draw:custom-shape draw:style-name="gr29" draw:text-style-name="P11" draw:layer="layout" svg:width="0.608cm" svg:height="0.646cm" svg:x="8.633cm" svg:y="14.9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8cm" svg:height="0.646cm" svg:x="5.833cm" svg:y="15.3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0" draw:text-style-name="P12" draw:layer="layout" svg:x1="9.202cm" svg:y1="17.454cm" svg:x2="11.535cm" svg:y2="15.616cm">
          <text:p/>
        </draw:line>
        <draw:line draw:style-name="gr30" draw:text-style-name="P12" draw:layer="layout" svg:x1="6.387cm" svg:y1="15.823cm" svg:x2="8.721cm" svg:y2="17.456cm">
          <text:p/>
        </draw:line>
        <draw:line draw:style-name="gr30" draw:text-style-name="P12" draw:layer="layout" svg:x1="6.534cm" svg:y1="15.734cm" svg:x2="8.634cm" svg:y2="15.296cm">
          <text:p/>
        </draw:line>
        <draw:line draw:style-name="gr30" draw:text-style-name="P12" draw:layer="layout" svg:x1="9.289cm" svg:y1="15.268cm" svg:x2="11.389cm" svg:y2="15.502cm">
          <text:p/>
        </draw:line>
        <draw:line draw:style-name="gr30" draw:text-style-name="P12" draw:layer="layout" svg:x1="7.612cm" svg:y1="13.533cm" svg:x2="8.778cm" svg:y2="14.933cm">
          <text:p/>
        </draw:line>
        <draw:line draw:style-name="gr30" draw:text-style-name="P12" draw:layer="layout" svg:x1="9.187cm" svg:y1="15.034cm" svg:x2="10.121cm" svg:y2="13.43cm">
          <text:p/>
        </draw:line>
        <draw:line draw:style-name="gr30" draw:text-style-name="P12" draw:layer="layout" svg:x1="10.645cm" svg:y1="13.3cm" svg:x2="11.812cm" svg:y2="15.166cm">
          <text:p/>
        </draw:line>
        <draw:line draw:style-name="gr30" draw:text-style-name="P12" draw:layer="layout" svg:x1="7.7cm" svg:y1="13.401cm" svg:x2="10.034cm" svg:y2="12.963cm">
          <text:p/>
        </draw:line>
        <draw:line draw:style-name="gr30" draw:text-style-name="P12" draw:layer="layout" svg:x1="7.145cm" svg:y1="13.723cm" svg:x2="6.241cm" svg:y2="15.356cm">
          <text:p/>
        </draw:line>
        <draw:g>
          <draw:custom-shape draw:style-name="gr31" draw:text-style-name="P11" draw:layer="layout" svg:width="0.715cm" svg:height="0.714cm" svg:x="8.575cm" svg:y="17.22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" draw:text-style-name="P12" draw:layer="layout" svg:x1="9.217cm" svg:y1="17.557cm" svg:x2="11.551cm" svg:y2="15.719cm">
            <text:p/>
          </draw:line>
          <draw:line draw:style-name="gr32" draw:text-style-name="P12" draw:layer="layout" svg:x1="9.318cm" svg:y1="15.385cm" svg:x2="11.418cm" svg:y2="15.618cm">
            <text:p/>
          </draw:line>
          <draw:line draw:style-name="gr32" draw:text-style-name="P12" draw:layer="layout" svg:x1="9.231cm" svg:y1="15.122cm" svg:x2="10.252cm" svg:y2="13.43cm">
            <text:p/>
          </draw:line>
          <draw:line draw:style-name="gr32" draw:text-style-name="P12" draw:layer="layout" svg:x1="10.529cm" svg:y1="13.3cm" svg:x2="11.696cm" svg:y2="15.166cm">
            <text:p/>
          </draw:line>
          <draw:custom-shape draw:style-name="gr31" draw:text-style-name="P11" draw:layer="layout" svg:width="0.715cm" svg:height="0.715cm" svg:x="8.575cm" svg:y="14.88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11" draw:layer="layout" svg:width="0.714cm" svg:height="0.715cm" svg:x="9.961cm" svg:y="12.78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11" draw:layer="layout" svg:width="0.715cm" svg:height="0.714cm" svg:x="11.375cm" svg:y="15.12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4" draw:text-style-name="P28" draw:layer="layout" svg:width="1.924cm" svg:height="1.112cm" svg:x="11.87cm" svg:y="16.1cm">
          <text:p text:style-name="P25"><text:span text:style-name="T21">G(X)‏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0.972cm" svg:height="1.112cm" svg:x="5.23cm" svg:y="13.066cm">
          <text:p text:style-name="P25"><text:span text:style-name="T22">G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5.383cm" svg:height="1.112cm" svg:x="14.458cm" svg:y="13.533cm">
          <text:p text:style-name="P25"><text:span text:style-name="T21">X = {2, 3, 4, 5}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6.593cm" svg:y="12.269cm">
          <text:p text:style-name="P52"><text:span text:style-name="T50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0.56cm" svg:y="12.133cm">
          <text:p text:style-name="P52"><text:span text:style-name="T50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2.047cm" svg:y="14.933cm">
          <text:p text:style-name="P52"><text:span text:style-name="T50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8.46cm" svg:y="15.492cm">
          <text:p text:style-name="P52"><text:span text:style-name="T50">4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8.46cm" svg:y="17.782cm">
          <text:p text:style-name="P52"><text:span text:style-name="T50">5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5.193cm" svg:y="15.633cm">
          <text:p text:style-name="P52"><text:span text:style-name="T50">6</text:span></text:p>
          <draw:enhanced-geometry svg:viewBox="0 0 21600 21600" draw:type="mso-spt202" draw:enhanced-path="M 0 0 L 21600 0 21600 21600 0 21600 0 0 Z N"/>
        </draw:custom-shape>
        <draw:frame draw:style-name="gr33" draw:layer="layout" svg:width="3.767cm" svg:height="1.103cm" svg:x="9.944cm" svg:y="7.323cm">
          <draw:object-ole draw:class-id="0002CE02-0000-0000-c000-000000000046" xlink:href="./Object 7" xlink:type="simple" xlink:show="embed" xlink:actuate="onLoad">
            <text:p/>
          </draw:object-ole>
          <draw:image xlink:href="./ObjectReplacements/Object 7" xlink:type="simple" xlink:show="embed" xlink:actuate="onLoad"/>
        </draw:frame>
        <draw:frame draw:style-name="gr25" draw:layer="layout" svg:width="3.791cm" svg:height="1.103cm" svg:x="13.062cm" svg:y="4.423cm">
          <draw:object-ole draw:class-id="0002CE02-0000-0000-c000-000000000046" xlink:href="./Object 8" xlink:type="simple" xlink:show="embed" xlink:actuate="onLoad">
            <text:p/>
          </draw:object-ole>
          <draw:image xlink:href="./ObjectReplacements/Object 8" xlink:type="simple" xlink:show="embed" xlink:actuate="onLoad"/>
        </draw:frame>
        <draw:frame draw:style-name="gr26" draw:layer="layout" svg:width="4.896cm" svg:height="1.103cm" svg:x="10.11cm" svg:y="5.702cm">
          <draw:object-ole draw:class-id="0002CE02-0000-0000-c000-000000000046" xlink:href="./Object 9" xlink:type="simple" xlink:show="embed" xlink:actuate="onLoad">
            <text:p/>
          </draw:object-ole>
          <draw:image xlink:href="./ObjectReplacements/Object 9" xlink:type="simple" xlink:show="embed" xlink:actuate="onLoad"/>
        </draw:frame>
        <draw:frame draw:style-name="gr34" draw:layer="layout" svg:width="2.645cm" svg:height="1.103cm" svg:x="14.765cm" svg:y="7.299cm">
          <draw:object-ole draw:class-id="0002CE02-0000-0000-c000-000000000046" xlink:href="./Object 10" xlink:type="simple" xlink:show="embed" xlink:actuate="onLoad">
            <text:p/>
          </draw:object-ole>
          <draw:image xlink:href="./ObjectReplacements/Object 10" xlink:type="simple" xlink:show="embed" xlink:actuate="onLoad"/>
        </draw:frame>
        <draw:frame draw:style-name="gr27" draw:layer="layout" svg:width="4.331cm" svg:height="1.099cm" svg:x="3.169cm" svg:y="4.5cm">
          <draw:object-ole draw:class-id="0002CE02-0000-0000-c000-000000000046" xlink:href="./Object 11" xlink:type="simple" xlink:show="embed" xlink:actuate="onLoad">
            <text:p/>
          </draw:object-ole>
          <draw:image xlink:href="./ObjectReplacements/Object 11" xlink:type="simple" xlink:show="embed" xlink:actuate="onLoad"/>
        </draw:frame>
        <draw:frame draw:style-name="gr35" draw:layer="layout" svg:width="6.411cm" svg:height="1.079cm" svg:x="8.633cm" svg:y="8.514cm">
          <draw:object-ole draw:class-id="0002CE02-0000-0000-c000-000000000046" xlink:href="./Object 12" xlink:type="simple" xlink:show="embed" xlink:actuate="onLoad">
            <text:p/>
          </draw:object-ole>
          <draw:image xlink:href="./ObjectReplacements/Object 12" xlink:type="simple" xlink:show="embed" xlink:actuate="onLoad"/>
        </draw:frame>
        <presentation:notes draw:style-name="dp4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2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25" draw:text-style-name="P56" draw:layer="layout" svg:width="21.7cm" svg:height="5.367cm" svg:x="2.565cm" svg:y="4.433cm" presentation:class="outline" presentation:user-transformed="true">
          <draw:text-box>
            <text:p text:style-name="P54"><text:span text:style-name="T2">Grafo induzido</text:span><text:span text:style-name="T3"> por arestas em G = (V,E) por Y </text:span><text:span text:style-name="T51"></text:span><text:span text:style-name="T3"> E :</text:span></text:p>
            <text:p text:style-name="P55"><text:span text:style-name="T3"><text:tab/></text:span><text:span text:style-name="T3">G(Y) = (V(Y),Y) </text:span><text:span text:style-name="T3"><text:tab/></text:span><text:span text:style-name="T3"><text:tab/></text:span><text:span text:style-name="T3"><text:tab/></text:span></text:p>
            <text:p text:style-name="P55"><text:span text:style-name="T3"/></text:p>
            <text:p text:style-name="P55"><text:span text:style-name="T3">onde V</text:span><text:span text:style-name="T4">(Y)</text:span><text:span text:style-name="T3"> é o subconjunto de V formado por todos os vértices incidentes a alguma aresta de Y.</text:span></text:p>
          </draw:text-box>
        </draw:frame>
        <draw:custom-shape draw:style-name="gr29" draw:text-style-name="P11" draw:layer="layout" svg:width="0.608cm" svg:height="0.647cm" svg:x="6.999cm" svg:y="13.0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8cm" svg:height="0.647cm" svg:x="8.633cm" svg:y="17.2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8cm" svg:height="0.647cm" svg:x="11.433cm" svg:y="15.1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2cm" svg:height="0.646cm" svg:x="10.033cm" svg:y="12.8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0" draw:text-style-name="P12" draw:layer="layout" svg:x1="10.319cm" svg:y1="15.39cm" svg:x2="10.323cm" svg:y2="15.396cm">
          <text:p/>
        </draw:line>
        <draw:custom-shape draw:style-name="gr29" draw:text-style-name="P11" draw:layer="layout" svg:width="0.608cm" svg:height="0.646cm" svg:x="8.633cm" svg:y="14.9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8cm" svg:height="0.646cm" svg:x="5.833cm" svg:y="15.3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0" draw:text-style-name="P12" draw:layer="layout" svg:x1="9.202cm" svg:y1="17.454cm" svg:x2="11.535cm" svg:y2="15.616cm">
          <text:p/>
        </draw:line>
        <draw:line draw:style-name="gr30" draw:text-style-name="P12" draw:layer="layout" svg:x1="6.387cm" svg:y1="15.823cm" svg:x2="8.721cm" svg:y2="17.456cm">
          <text:p/>
        </draw:line>
        <draw:line draw:style-name="gr30" draw:text-style-name="P12" draw:layer="layout" svg:x1="6.534cm" svg:y1="15.734cm" svg:x2="8.634cm" svg:y2="15.296cm">
          <text:p/>
        </draw:line>
        <draw:line draw:style-name="gr30" draw:text-style-name="P12" draw:layer="layout" svg:x1="9.289cm" svg:y1="15.268cm" svg:x2="11.389cm" svg:y2="15.502cm">
          <text:p/>
        </draw:line>
        <draw:line draw:style-name="gr30" draw:text-style-name="P12" draw:layer="layout" svg:x1="7.612cm" svg:y1="13.533cm" svg:x2="8.778cm" svg:y2="14.933cm">
          <text:p/>
        </draw:line>
        <draw:line draw:style-name="gr30" draw:text-style-name="P12" draw:layer="layout" svg:x1="9.187cm" svg:y1="15.034cm" svg:x2="10.121cm" svg:y2="13.43cm">
          <text:p/>
        </draw:line>
        <draw:line draw:style-name="gr30" draw:text-style-name="P12" draw:layer="layout" svg:x1="10.645cm" svg:y1="13.3cm" svg:x2="11.812cm" svg:y2="15.166cm">
          <text:p/>
        </draw:line>
        <draw:line draw:style-name="gr30" draw:text-style-name="P12" draw:layer="layout" svg:x1="7.7cm" svg:y1="13.401cm" svg:x2="10.034cm" svg:y2="12.963cm">
          <text:p/>
        </draw:line>
        <draw:line draw:style-name="gr30" draw:text-style-name="P12" draw:layer="layout" svg:x1="7.145cm" svg:y1="13.723cm" svg:x2="6.241cm" svg:y2="15.356cm">
          <text:p/>
        </draw:line>
        <draw:g>
          <draw:custom-shape draw:style-name="gr31" draw:text-style-name="P11" draw:layer="layout" svg:width="0.715cm" svg:height="0.714cm" svg:x="8.575cm" svg:y="17.22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" draw:text-style-name="P12" draw:layer="layout" svg:x1="9.217cm" svg:y1="17.557cm" svg:x2="11.551cm" svg:y2="15.719cm">
            <text:p/>
          </draw:line>
          <draw:line draw:style-name="gr32" draw:text-style-name="P12" draw:layer="layout" svg:x1="9.318cm" svg:y1="15.385cm" svg:x2="11.418cm" svg:y2="15.618cm">
            <text:p/>
          </draw:line>
          <draw:line draw:style-name="gr32" draw:text-style-name="P12" draw:layer="layout" svg:x1="9.231cm" svg:y1="15.122cm" svg:x2="10.252cm" svg:y2="13.43cm">
            <text:p/>
          </draw:line>
          <draw:line draw:style-name="gr32" draw:text-style-name="P12" draw:layer="layout" svg:x1="10.529cm" svg:y1="13.3cm" svg:x2="11.696cm" svg:y2="15.166cm">
            <text:p/>
          </draw:line>
          <draw:custom-shape draw:style-name="gr31" draw:text-style-name="P11" draw:layer="layout" svg:width="0.715cm" svg:height="0.715cm" svg:x="8.575cm" svg:y="14.88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11" draw:layer="layout" svg:width="0.714cm" svg:height="0.715cm" svg:x="9.961cm" svg:y="12.78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11" draw:layer="layout" svg:width="0.715cm" svg:height="0.714cm" svg:x="11.375cm" svg:y="15.12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4" draw:text-style-name="P28" draw:layer="layout" svg:width="1.92cm" svg:height="1.112cm" svg:x="11.872cm" svg:y="16.1cm">
          <text:p text:style-name="P25"><text:span text:style-name="T21">G(Y)‏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0.972cm" svg:height="1.112cm" svg:x="5.23cm" svg:y="13.066cm">
          <text:p text:style-name="P25"><text:span text:style-name="T22">G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9.959cm" svg:height="1.112cm" svg:x="15.086cm" svg:y="13.533cm">
          <text:p text:style-name="P25"><text:span text:style-name="T21">Y = {(2,4), (2,3), (3,4), (3,5)}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6.593cm" svg:y="12.269cm">
          <text:p text:style-name="P52"><text:span text:style-name="T50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0.56cm" svg:y="12.133cm">
          <text:p text:style-name="P52"><text:span text:style-name="T50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2.047cm" svg:y="14.933cm">
          <text:p text:style-name="P52"><text:span text:style-name="T50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8.46cm" svg:y="15.492cm">
          <text:p text:style-name="P52"><text:span text:style-name="T50">4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8.46cm" svg:y="17.782cm">
          <text:p text:style-name="P52"><text:span text:style-name="T50">5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5.193cm" svg:y="15.633cm">
          <text:p text:style-name="P52"><text:span text:style-name="T50">6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26" draw:text-style-name="P58" draw:layer="layout" svg:width="19.774cm" svg:height="1.915cm" svg:x="4.433cm" svg:y="0.86cm" presentation:class="title" presentation:user-transformed="true">
          <draw:text-box>
            <text:p text:style-name="P57"><text:span text:style-name="T1">Conceitos Básicos</text:span></text:p>
          </draw:text-box>
        </draw:frame>
        <draw:frame presentation:style-name="pr27" draw:text-style-name="P61" draw:layer="layout" svg:width="24.442cm" svg:height="12.339cm" svg:x="2.566cm" svg:y="4.9cm" presentation:class="outline" presentation:user-transformed="true">
          <draw:text-box>
            <text:p text:style-name="P59"><text:span text:style-name="T37">Arestas entre dois subconjuntos de vértices X e Y são chamadas E(X,Y)‏</text:span></text:p>
            <text:p text:style-name="P60"><text:span text:style-name="T37">Se X = {v} escrevemos E(v,Y) no lugar de E({v},Y).</text:span></text:p>
            <text:p text:style-name="P60"><text:span text:style-name="T37">Se além disso, Y=V escrevemos E(v) ou </text:span><text:span text:style-name="T52"></text:span><text:span text:style-name="T37">(v) no lugar de E(v,V).</text:span></text:p>
          </draw:text-box>
        </draw:frame>
        <draw:custom-shape draw:style-name="gr29" draw:text-style-name="P11" draw:layer="layout" svg:width="0.608cm" svg:height="0.647cm" svg:x="6.999cm" svg:y="13.0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8cm" svg:height="0.647cm" svg:x="8.633cm" svg:y="17.2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8cm" svg:height="0.647cm" svg:x="11.433cm" svg:y="15.1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2cm" svg:height="0.646cm" svg:x="10.033cm" svg:y="12.8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0" draw:text-style-name="P12" draw:layer="layout" svg:x1="10.319cm" svg:y1="15.39cm" svg:x2="10.323cm" svg:y2="15.396cm">
          <text:p/>
        </draw:line>
        <draw:custom-shape draw:style-name="gr29" draw:text-style-name="P11" draw:layer="layout" svg:width="0.608cm" svg:height="0.646cm" svg:x="8.633cm" svg:y="14.9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8cm" svg:height="0.646cm" svg:x="5.833cm" svg:y="15.3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0" draw:text-style-name="P12" draw:layer="layout" svg:x1="9.202cm" svg:y1="17.454cm" svg:x2="11.535cm" svg:y2="15.616cm">
          <text:p/>
        </draw:line>
        <draw:line draw:style-name="gr30" draw:text-style-name="P12" draw:layer="layout" svg:x1="6.387cm" svg:y1="15.823cm" svg:x2="8.721cm" svg:y2="17.456cm">
          <text:p/>
        </draw:line>
        <draw:line draw:style-name="gr30" draw:text-style-name="P12" draw:layer="layout" svg:x1="6.534cm" svg:y1="15.734cm" svg:x2="8.634cm" svg:y2="15.296cm">
          <text:p/>
        </draw:line>
        <draw:line draw:style-name="gr30" draw:text-style-name="P12" draw:layer="layout" svg:x1="9.289cm" svg:y1="15.268cm" svg:x2="11.389cm" svg:y2="15.502cm">
          <text:p/>
        </draw:line>
        <draw:line draw:style-name="gr30" draw:text-style-name="P12" draw:layer="layout" svg:x1="7.612cm" svg:y1="13.533cm" svg:x2="8.778cm" svg:y2="14.933cm">
          <text:p/>
        </draw:line>
        <draw:line draw:style-name="gr30" draw:text-style-name="P12" draw:layer="layout" svg:x1="9.187cm" svg:y1="15.034cm" svg:x2="10.121cm" svg:y2="13.43cm">
          <text:p/>
        </draw:line>
        <draw:line draw:style-name="gr30" draw:text-style-name="P12" draw:layer="layout" svg:x1="10.645cm" svg:y1="13.3cm" svg:x2="11.812cm" svg:y2="15.166cm">
          <text:p/>
        </draw:line>
        <draw:line draw:style-name="gr30" draw:text-style-name="P12" draw:layer="layout" svg:x1="7.7cm" svg:y1="13.401cm" svg:x2="10.034cm" svg:y2="12.963cm">
          <text:p/>
        </draw:line>
        <draw:line draw:style-name="gr30" draw:text-style-name="P12" draw:layer="layout" svg:x1="7.145cm" svg:y1="13.723cm" svg:x2="6.241cm" svg:y2="15.356cm">
          <text:p/>
        </draw:line>
        <draw:line draw:style-name="gr32" draw:text-style-name="P12" draw:layer="layout" svg:x1="9.216cm" svg:y1="17.557cm" svg:x2="11.55cm" svg:y2="15.719cm">
          <text:p/>
        </draw:line>
        <draw:line draw:style-name="gr32" draw:text-style-name="P12" draw:layer="layout" svg:x1="9.317cm" svg:y1="15.385cm" svg:x2="11.417cm" svg:y2="15.618cm">
          <text:p/>
        </draw:line>
        <draw:line draw:style-name="gr32" draw:text-style-name="P12" draw:layer="layout" svg:x1="10.529cm" svg:y1="13.3cm" svg:x2="11.696cm" svg:y2="15.166cm">
          <text:p/>
        </draw:line>
        <draw:custom-shape draw:style-name="gr14" draw:text-style-name="P28" draw:layer="layout" svg:width="0.972cm" svg:height="1.112cm" svg:x="5.23cm" svg:y="13.066cm">
          <text:p text:style-name="P25"><text:span text:style-name="T22">G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6.593cm" svg:y="12.269cm">
          <text:p text:style-name="P52"><text:span text:style-name="T50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0.56cm" svg:y="12.133cm">
          <text:p text:style-name="P52"><text:span text:style-name="T50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2.047cm" svg:y="14.933cm">
          <text:p text:style-name="P52"><text:span text:style-name="T50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8.46cm" svg:y="15.492cm">
          <text:p text:style-name="P52"><text:span text:style-name="T50">4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8.46cm" svg:y="17.782cm">
          <text:p text:style-name="P52"><text:span text:style-name="T50">5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5.193cm" svg:y="15.633cm">
          <text:p text:style-name="P52"><text:span text:style-name="T50">6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1.827cm" svg:height="1.112cm" svg:x="11.919cm" svg:y="16.1cm">
          <text:p text:style-name="P25"><text:span text:style-name="T21">E(3)‏</text:span></text:p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0.608cm" svg:height="0.647cm" svg:x="17.14cm" svg:y="13.0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9cm" svg:height="0.647cm" svg:x="18.773cm" svg:y="17.2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9cm" svg:height="0.647cm" svg:x="21.573cm" svg:y="15.1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3cm" svg:height="0.647cm" svg:x="20.172cm" svg:y="12.8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0" draw:text-style-name="P12" draw:layer="layout" svg:x1="20.46cm" svg:y1="15.39cm" svg:x2="20.464cm" svg:y2="15.396cm">
          <text:p/>
        </draw:line>
        <draw:custom-shape draw:style-name="gr29" draw:text-style-name="P11" draw:layer="layout" svg:width="0.609cm" svg:height="0.647cm" svg:x="18.773cm" svg:y="14.9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11" draw:layer="layout" svg:width="0.609cm" svg:height="0.646cm" svg:x="15.973cm" svg:y="15.3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0" draw:text-style-name="P12" draw:layer="layout" svg:x1="19.342cm" svg:y1="17.46cm" svg:x2="21.676cm" svg:y2="15.622cm">
          <text:p/>
        </draw:line>
        <draw:line draw:style-name="gr30" draw:text-style-name="P12" draw:layer="layout" svg:x1="16.527cm" svg:y1="15.828cm" svg:x2="18.861cm" svg:y2="17.462cm">
          <text:p/>
        </draw:line>
        <draw:line draw:style-name="gr30" draw:text-style-name="P12" draw:layer="layout" svg:x1="16.673cm" svg:y1="15.739cm" svg:x2="18.773cm" svg:y2="15.301cm">
          <text:p/>
        </draw:line>
        <draw:line draw:style-name="gr30" draw:text-style-name="P12" draw:layer="layout" svg:x1="19.429cm" svg:y1="15.268cm" svg:x2="21.529cm" svg:y2="15.502cm">
          <text:p/>
        </draw:line>
        <draw:line draw:style-name="gr30" draw:text-style-name="P12" draw:layer="layout" svg:x1="17.751cm" svg:y1="13.538cm" svg:x2="18.918cm" svg:y2="14.938cm">
          <text:p/>
        </draw:line>
        <draw:line draw:style-name="gr30" draw:text-style-name="P12" draw:layer="layout" svg:x1="19.327cm" svg:y1="15.04cm" svg:x2="20.261cm" svg:y2="13.435cm">
          <text:p/>
        </draw:line>
        <draw:line draw:style-name="gr30" draw:text-style-name="P12" draw:layer="layout" svg:x1="20.786cm" svg:y1="13.3cm" svg:x2="21.952cm" svg:y2="15.166cm">
          <text:p/>
        </draw:line>
        <draw:line draw:style-name="gr30" draw:text-style-name="P12" draw:layer="layout" svg:x1="17.841cm" svg:y1="13.401cm" svg:x2="20.174cm" svg:y2="12.963cm">
          <text:p/>
        </draw:line>
        <draw:line draw:style-name="gr30" draw:text-style-name="P12" draw:layer="layout" svg:x1="17.286cm" svg:y1="13.728cm" svg:x2="16.382cm" svg:y2="15.362cm">
          <text:p/>
        </draw:line>
        <draw:line draw:style-name="gr32" draw:text-style-name="P12" draw:layer="layout" svg:x1="19.357cm" svg:y1="17.557cm" svg:x2="21.69cm" svg:y2="15.719cm">
          <text:p/>
        </draw:line>
        <draw:line draw:style-name="gr32" draw:text-style-name="P12" draw:layer="layout" svg:x1="19.458cm" svg:y1="15.389cm" svg:x2="21.558cm" svg:y2="15.623cm">
          <text:p/>
        </draw:line>
        <draw:custom-shape draw:style-name="gr14" draw:text-style-name="P28" draw:layer="layout" svg:width="0.972cm" svg:height="1.112cm" svg:x="15.369cm" svg:y="13.066cm">
          <text:p text:style-name="P25"><text:span text:style-name="T22">G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6.734cm" svg:y="12.269cm">
          <text:p text:style-name="P52"><text:span text:style-name="T50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20.7cm" svg:y="12.138cm">
          <text:p text:style-name="P52"><text:span text:style-name="T50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22.188cm" svg:y="14.938cm">
          <text:p text:style-name="P52"><text:span text:style-name="T50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8.6cm" svg:y="15.497cm">
          <text:p text:style-name="P52"><text:span text:style-name="T50">4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5.334cm" svg:y="15.638cm">
          <text:p text:style-name="P52"><text:span text:style-name="T50">6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4.977cm" svg:height="1.112cm" svg:x="22.414cm" svg:y="16.1cm">
          <text:p text:style-name="P25"><text:span text:style-name="T21">E({2,3},{4,5})‏</text:span></text:p>
          <draw:enhanced-geometry svg:viewBox="0 0 21600 21600" draw:type="mso-spt202" draw:enhanced-path="M 0 0 L 21600 0 21600 21600 0 21600 0 0 Z N"/>
        </draw:custom-shape>
        <draw:line draw:style-name="gr32" draw:text-style-name="P12" draw:layer="layout" svg:x1="20.436cm" svg:y1="13.227cm" svg:x2="19.245cm" svg:y2="14.879cm">
          <text:p/>
        </draw:line>
        <draw:custom-shape draw:style-name="gr14" draw:text-style-name="P53" draw:layer="layout" svg:width="0.811cm" svg:height="0.938cm" svg:x="18.799cm" svg:y="17.709cm">
          <text:p text:style-name="P52"><text:span text:style-name="T50">5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3" draw:text-style-name="P11" draw:layer="layout" svg:width="13.942cm" svg:height="11.133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2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28" draw:text-style-name="P56" draw:layer="layout" svg:width="22.867cm" svg:height="2.801cm" svg:x="2.566cm" svg:y="4.433cm" presentation:class="outline" presentation:user-transformed="true">
          <draw:text-box>
            <text:p text:style-name="P54"><text:span text:style-name="T2">Clique</text:span><text:span text:style-name="T3">: subconjunto de vértices que induz um subgrafo completo.</text:span></text:p>
          </draw:text-box>
        </draw:frame>
        <draw:frame draw:style-name="gr36" xml:id="id40" draw:id="id40" draw:layer="layout" svg:width="3.792cm" svg:height="1.312cm" svg:x="6.922cm" svg:y="12.833cm">
          <draw:object-ole draw:class-id="0002CE02-0000-0000-c000-000000000046" xlink:href="./Object 13" xlink:type="simple" xlink:show="embed" xlink:actuate="onLoad">
            <text:p/>
          </draw:object-ole>
          <draw:image xlink:href="./ObjectReplacements/Object 13" xlink:type="simple" xlink:show="embed" xlink:actuate="onLoad"/>
        </draw:frame>
        <draw:custom-shape draw:style-name="gr14" draw:text-style-name="P28" xml:id="id34" draw:id="id34" draw:layer="layout" svg:width="4.807cm" svg:height="1.112cm" svg:x="16.846cm" svg:y="6.533cm">
          <text:p text:style-name="P25"><text:span text:style-name="T21">C</text:span><text:span text:style-name="T53">1</text:span><text:span text:style-name="T21"> = {1, 2, 3}</text:span></text:p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0.609cm" svg:height="0.647cm" draw:transform="rotate (-3.01941960595081) translate (10.664cm 10.533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1" draw:layer="layout" svg:width="0.609cm" svg:height="0.647cm" draw:transform="rotate (-3.01941960595081) translate (13.546cm 9.123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1" draw:layer="layout" svg:width="0.608cm" svg:height="0.647cm" draw:transform="rotate (-3.01941960595081) translate (6.019cm 8.968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1" draw:layer="layout" svg:width="0.604cm" svg:height="0.647cm" draw:transform="rotate (-3.01941960595081) translate (7.522cm 11.117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8" draw:text-style-name="P12" draw:layer="layout" svg:x1="6.931cm" svg:y1="8.424cm" svg:x2="6.937cm" svg:y2="8.428cm">
          <text:p/>
        </draw:line>
        <draw:custom-shape draw:style-name="gr6" draw:text-style-name="P11" draw:layer="layout" svg:width="0.608cm" svg:height="0.647cm" draw:transform="rotate (-3.01941960595081) translate (8.825cm 8.871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1" draw:layer="layout" svg:width="0.609cm" svg:height="0.647cm" draw:transform="rotate (-3.01941960595081) translate (11.553cm 8.078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8" draw:text-style-name="P12" draw:layer="layout" svg:x1="10.767cm" svg:y1="7.733cm" svg:x2="8.506cm" svg:y2="8.209cm">
          <text:p/>
        </draw:line>
        <draw:line draw:style-name="gr8" draw:text-style-name="P12" draw:layer="layout" svg:x1="8.067cm" svg:y1="8.419cm" svg:x2="5.749cm" svg:y2="8.433cm">
          <text:p/>
        </draw:line>
        <draw:line draw:style-name="gr8" draw:text-style-name="P12" draw:layer="layout" svg:x1="9.94cm" svg:y1="10.046cm" svg:x2="8.413cm" svg:y2="8.588cm">
          <text:p/>
        </draw:line>
        <draw:line draw:style-name="gr8" draw:text-style-name="P12" draw:layer="layout" svg:x1="8.21cm" svg:y1="8.74cm" svg:x2="7.242cm" svg:y2="10.237cm">
          <text:p/>
        </draw:line>
        <draw:line draw:style-name="gr8" draw:text-style-name="P12" draw:layer="layout" svg:x1="6.95cm" svg:y1="10.633cm" svg:x2="5.37cm" svg:y2="8.714cm">
          <text:p/>
        </draw:line>
        <draw:line draw:style-name="gr8" draw:text-style-name="P12" draw:layer="layout" svg:x1="9.877cm" svg:y1="10.193cm" svg:x2="7.382cm" svg:y2="10.699cm">
          <text:p/>
        </draw:line>
        <draw:line draw:style-name="gr8" draw:text-style-name="P12" draw:layer="layout" svg:x1="10.383cm" svg:y1="9.794cm" svg:x2="10.889cm" svg:y2="7.884cm">
          <text:p/>
        </draw:line>
        <draw:line draw:style-name="gr8" draw:text-style-name="P12" draw:layer="layout" svg:x1="11.365cm" svg:y1="7.675cm" svg:x2="12.911cm" svg:y2="8.336cm">
          <text:p/>
        </draw:line>
        <draw:line draw:style-name="gr8" draw:text-style-name="P12" draw:layer="layout" svg:x1="10.461cm" svg:y1="10.08cm" svg:x2="12.858cm" svg:y2="8.719cm">
          <text:p/>
        </draw:line>
        <draw:custom-shape draw:style-name="gr14" draw:text-style-name="P53" draw:layer="layout" svg:width="0.811cm" svg:height="0.938cm" svg:x="4.493cm" svg:y="7.466cm">
          <text:p text:style-name="P52"><text:span text:style-name="T50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6.593cm" svg:y="10.782cm">
          <text:p text:style-name="P52"><text:span text:style-name="T50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7.527cm" svg:y="7.233cm">
          <text:p text:style-name="P52"><text:span text:style-name="T50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0.093cm" svg:y="10.169cm">
          <text:p text:style-name="P52"><text:span text:style-name="T50">4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0.793cm" svg:y="6.3cm">
          <text:p text:style-name="P52"><text:span text:style-name="T50">5</text:span></text:p>
          <draw:enhanced-geometry svg:viewBox="0 0 21600 21600" draw:type="mso-spt202" draw:enhanced-path="M 0 0 L 21600 0 21600 21600 0 21600 0 0 Z N"/>
        </draw:custom-shape>
        <draw:custom-shape draw:style-name="gr14" draw:text-style-name="P53" draw:layer="layout" svg:width="0.811cm" svg:height="0.938cm" svg:x="13.36cm" svg:y="8.302cm">
          <text:p text:style-name="P52"><text:span text:style-name="T50">6</text:span></text:p>
          <draw:enhanced-geometry svg:viewBox="0 0 21600 21600" draw:type="mso-spt202" draw:enhanced-path="M 0 0 L 21600 0 21600 21600 0 21600 0 0 Z N"/>
        </draw:custom-shape>
        <draw:g xml:id="id33" draw:id="id33">
          <draw:line draw:style-name="gr37" draw:text-style-name="P12" draw:layer="layout" svg:x1="8.005cm" svg:y1="8.321cm" svg:x2="5.686cm" svg:y2="8.361cm">
            <text:p/>
          </draw:line>
          <draw:line draw:style-name="gr37" draw:text-style-name="P12" draw:layer="layout" svg:x1="8.141cm" svg:y1="8.671cm" svg:x2="7.116cm" svg:y2="10.275cm">
            <text:p/>
          </draw:line>
          <draw:line draw:style-name="gr37" draw:text-style-name="P12" draw:layer="layout" svg:x1="7.071cm" svg:y1="10.649cm" svg:x2="5.467cm" svg:y2="8.743cm">
            <text:p/>
          </draw:line>
          <draw:custom-shape draw:style-name="gr20" draw:text-style-name="P11" draw:layer="layout" svg:width="0.714cm" svg:height="0.714cm" draw:transform="rotate (-3.01941960595081) translate (8.809cm 8.84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11" draw:layer="layout" svg:width="0.714cm" svg:height="0.714cm" draw:transform="rotate (-3.01941960595081) translate (7.706cm 11.099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11" draw:layer="layout" svg:width="0.713cm" svg:height="0.714cm" draw:transform="rotate (-3.01941960595081) translate (5.999cm 8.97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5" draw:id="id35">
          <draw:custom-shape draw:style-name="gr19" draw:text-style-name="P11" draw:layer="layout" svg:width="0.713cm" svg:height="0.714cm" draw:transform="rotate (-3.01941960595081) translate (11.595cm 8.056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9" draw:text-style-name="P11" draw:layer="layout" svg:width="0.714cm" svg:height="0.715cm" draw:transform="rotate (-3.01941960595081) translate (10.657cm 10.5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9" draw:text-style-name="P11" draw:layer="layout" svg:width="0.713cm" svg:height="0.714cm" draw:transform="rotate (-3.01941960595081) translate (8.795cm 8.756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" draw:text-style-name="P12" draw:layer="layout" svg:x1="10.766cm" svg:y1="7.651cm" svg:x2="8.505cm" svg:y2="8.127cm">
            <text:p/>
          </draw:line>
          <draw:line draw:style-name="gr7" draw:text-style-name="P12" draw:layer="layout" svg:x1="9.98cm" svg:y1="9.987cm" svg:x2="8.454cm" svg:y2="8.529cm">
            <text:p/>
          </draw:line>
          <draw:line draw:style-name="gr7" draw:text-style-name="P12" draw:layer="layout" svg:x1="10.456cm" svg:y1="9.86cm" svg:x2="10.958cm" svg:y2="7.95cm">
            <text:p/>
          </draw:line>
        </draw:g>
        <draw:g xml:id="id37" draw:id="id37">
          <draw:custom-shape draw:style-name="gr38" draw:text-style-name="P11" draw:layer="layout" svg:width="0.715cm" svg:height="0.714cm" draw:transform="rotate (-3.01941960595081) translate (13.548cm 9.05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8" draw:text-style-name="P11" draw:layer="layout" svg:width="0.713cm" svg:height="0.714cm" draw:transform="rotate (-3.01941960595081) translate (10.705cm 10.546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9" draw:text-style-name="P12" draw:layer="layout" svg:x1="10.543cm" svg:y1="10.129cm" svg:x2="12.94cm" svg:y2="8.768cm">
            <text:p/>
          </draw:line>
        </draw:g>
        <draw:custom-shape draw:style-name="gr14" draw:text-style-name="P28" xml:id="id36" draw:id="id36" draw:layer="layout" svg:width="4.798cm" svg:height="1.112cm" svg:x="16.851cm" svg:y="7.651cm">
          <text:p text:style-name="P25"><text:span text:style-name="T25">C</text:span><text:span text:style-name="T53">2</text:span><text:span text:style-name="T25"> = {2, 4, 5}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xml:id="id38" draw:id="id38" draw:layer="layout" svg:width="3.977cm" svg:height="1.283cm" svg:x="17.261cm" svg:y="8.866cm">
          <text:p text:style-name="P25"><text:span text:style-name="T54">C</text:span><text:span text:style-name="T55">3</text:span><text:span text:style-name="T54"> = {4, 6}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xml:id="id39" draw:id="id39" draw:layer="layout" svg:width="3.604cm" svg:height="1.112cm" svg:x="16.28cm" svg:y="9.985cm">
          <text:p text:style-name="P25"><text:span text:style-name="T22">C</text:span><text:span text:style-name="T53">4</text:span><text:span text:style-name="T22"> = {3} <text:s/></text:span></text:p>
          <draw:enhanced-geometry svg:viewBox="0 0 21600 21600" draw:type="mso-spt202" draw:enhanced-path="M 0 0 L 21600 0 21600 21600 0 21600 0 0 Z N"/>
        </draw:custom-shape>
        <draw:custom-shape draw:style-name="gr40" draw:text-style-name="P62" xml:id="id41" draw:id="id41" draw:layer="layout" svg:width="21.7cm" svg:height="2.334cm" svg:x="2.566cm" svg:y="12.935cm">
          <text:p text:style-name="P54"><text:span text:style-name="T25"><text:s text:c="16"/></text:span><text:span text:style-name="T22">e <text:s text:c="17"/>são </text:span><text:span text:style-name="T25">complementares</text:span><text:span text:style-name="T22">:</text:span></text:p>
          <draw:enhanced-geometry svg:viewBox="0 0 21600 21600" draw:type="rectangle" draw:enhanced-path="M 0 0 L 21600 0 21600 21600 0 21600 0 0 Z N"/>
        </draw:custom-shape>
        <draw:frame draw:style-name="gr25" xml:id="id42" draw:id="id42" draw:layer="layout" svg:width="3.792cm" svg:height="1.103cm" svg:x="2.549cm" svg:y="13.023cm">
          <draw:object-ole draw:class-id="0002CE02-0000-0000-c000-000000000046" xlink:href="./Object 14" xlink:type="simple" xlink:show="embed" xlink:actuate="onLoad">
            <text:p/>
          </draw:object-ole>
          <draw:image xlink:href="./ObjectReplacements/Object 14" xlink:type="simple" xlink:show="embed" xlink:actuate="onLoad"/>
        </draw:frame>
        <draw:frame draw:style-name="gr41" xml:id="id43" draw:id="id43" draw:layer="layout" svg:width="8.011cm" svg:height="1.269cm" svg:x="5.055cm" svg:y="14.121cm">
          <draw:object-ole draw:class-id="0002CE02-0000-0000-c000-000000000046" xlink:href="./Object 15" xlink:type="simple" xlink:show="embed" xlink:actuate="onLoad">
            <text:p/>
          </draw:object-ole>
          <draw:image xlink:href="./ObjectReplacements/Object 15" xlink:type="simple" xlink:show="embed" xlink:actuate="onLoad"/>
        </draw:frame>
        <draw:frame draw:style-name="gr41" xml:id="id44" draw:id="id44" draw:layer="layout" svg:width="8.288cm" svg:height="1.313cm" svg:x="4.919cm" svg:y="15.268cm">
          <draw:object-ole draw:class-id="0002CE02-0000-0000-c000-000000000046" xlink:href="./Object 16" xlink:type="simple" xlink:show="embed" xlink:actuate="onLoad">
            <text:p/>
          </draw:object-ole>
          <draw:image xlink:href="./ObjectReplacements/Object 16" xlink:type="simple" xlink:show="embed" xlink:actuate="onLoad"/>
        </draw:frame>
        <draw:g xml:id="id45" draw:id="id45">
          <draw:line draw:style-name="gr8" draw:text-style-name="P12" draw:layer="layout" svg:x1="15.74cm" svg:y1="17.218cm" svg:x2="18.335cm" svg:y2="17.224cm">
            <text:p/>
          </draw:line>
          <draw:custom-shape draw:style-name="gr6" draw:text-style-name="P11" draw:layer="layout" svg:width="0.559cm" svg:height="0.593cm" svg:x="15.181cm" svg:y="16.90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3cm" svg:x="18.34cm" svg:y="16.90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7cm" svg:x="15.165cm" svg:y="14.48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64cm" svg:height="0.593cm" svg:x="18.228cm" svg:y="14.4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12" draw:layer="layout" svg:x1="15.74cm" svg:y1="14.797cm" svg:x2="18.145cm" svg:y2="14.803cm">
            <text:p/>
          </draw:line>
          <draw:line draw:style-name="gr8" draw:text-style-name="P12" draw:layer="layout" svg:x1="15.448cm" svg:y1="15.099cm" svg:x2="15.454cm" svg:y2="16.824cm">
            <text:p/>
          </draw:line>
          <draw:line draw:style-name="gr8" draw:text-style-name="P12" draw:layer="layout" svg:x1="18.558cm" svg:y1="15.099cm" svg:x2="18.564cm" svg:y2="16.824cm">
            <text:p/>
          </draw:line>
        </draw:g>
        <draw:g xml:id="id46" draw:id="id46">
          <draw:custom-shape draw:style-name="gr6" draw:text-style-name="P11" draw:layer="layout" svg:width="0.559cm" svg:height="0.593cm" svg:x="21.248cm" svg:y="16.90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3cm" svg:x="24.403cm" svg:y="16.90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7cm" svg:x="21.233cm" svg:y="14.48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63cm" svg:height="0.593cm" svg:x="24.296cm" svg:y="14.4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12" draw:layer="layout" svg:x1="21.7cm" svg:y1="14.948cm" svg:x2="24.486cm" svg:y2="17.058cm">
            <text:p/>
          </draw:line>
          <draw:line draw:style-name="gr8" draw:text-style-name="P12" draw:layer="layout" svg:x1="21.768cm" svg:y1="17.041cm" svg:x2="24.364cm" svg:y2="14.917cm">
            <text:p/>
          </draw:line>
        </draw:g>
        <draw:frame draw:style-name="gr42" xml:id="id47" draw:id="id47" draw:layer="layout" svg:width="0.894cm" svg:height="0.968cm" svg:x="16.605cm" svg:y="17.932cm">
          <draw:object-ole draw:class-id="0002CE02-0000-0000-c000-000000000046" xlink:href="./Object 17" xlink:type="simple" xlink:show="embed" xlink:actuate="onLoad">
            <text:p/>
          </draw:object-ole>
          <draw:image xlink:href="./ObjectReplacements/Object 17" xlink:type="simple" xlink:show="embed" xlink:actuate="onLoad"/>
        </draw:frame>
        <draw:custom-shape draw:style-name="gr14" draw:text-style-name="P64" xml:id="id48" draw:id="id48" draw:layer="layout" svg:width="0.773cm" svg:height="0.858cm" svg:x="14.546cm" svg:y="14.835cm">
          <text:p text:style-name="P63"><text:span text:style-name="T56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49" draw:id="id49" draw:layer="layout" svg:width="0.773cm" svg:height="0.858cm" svg:x="14.546cm" svg:y="17.402cm">
          <text:p text:style-name="P63"><text:span text:style-name="T56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50" draw:id="id50" draw:layer="layout" svg:width="0.773cm" svg:height="0.858cm" svg:x="18.746cm" svg:y="14.835cm">
          <text:p text:style-name="P63"><text:span text:style-name="T56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51" draw:id="id51" draw:layer="layout" svg:width="0.773cm" svg:height="0.858cm" svg:x="18.746cm" svg:y="17.402cm">
          <text:p text:style-name="P63"><text:span text:style-name="T56">4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52" draw:id="id52" draw:layer="layout" svg:width="0.773cm" svg:height="0.858cm" svg:x="20.612cm" svg:y="14.835cm">
          <text:p text:style-name="P63"><text:span text:style-name="T56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53" draw:id="id53" draw:layer="layout" svg:width="0.773cm" svg:height="0.858cm" svg:x="20.612cm" svg:y="17.402cm">
          <text:p text:style-name="P63"><text:span text:style-name="T56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54" draw:id="id54" draw:layer="layout" svg:width="0.773cm" svg:height="0.858cm" svg:x="24.812cm" svg:y="14.835cm">
          <text:p text:style-name="P63"><text:span text:style-name="T56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55" draw:id="id55" draw:layer="layout" svg:width="0.773cm" svg:height="0.858cm" svg:x="24.812cm" svg:y="17.402cm">
          <text:p text:style-name="P63"><text:span text:style-name="T56">4</text:span></text:p>
          <draw:enhanced-geometry svg:viewBox="0 0 21600 21600" draw:type="mso-spt202" draw:enhanced-path="M 0 0 L 21600 0 21600 21600 0 21600 0 0 Z N"/>
        </draw:custom-shape>
        <draw:frame draw:style-name="gr2" xml:id="id56" draw:id="id56" draw:layer="layout" svg:width="0.894cm" svg:height="1.176cm" svg:x="22.633cm" svg:y="17.733cm">
          <draw:object-ole draw:class-id="0002CE02-0000-0000-c000-000000000046" xlink:href="./Object 18" xlink:type="simple" xlink:show="embed" xlink:actuate="onLoad">
            <text:p/>
          </draw:object-ole>
          <draw:image xlink:href="./ObjectReplacements/Object 18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4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29" draw:text-style-name="P36" draw:layer="layout" svg:width="24.5cm" svg:height="3.967cm" svg:x="2.565cm" svg:y="4.9cm" presentation:class="outline" presentation:user-transformed="true">
          <draw:text-box>
            <text:p text:style-name="P35"><text:span text:style-name="T1">Um grafo simples é auto-complementar se é isomorfo ao seu complemento. <text:s/></text:span></text:p>
          </draw:text-box>
        </draw:frame>
        <draw:g xml:id="id57" draw:id="id57">
          <draw:custom-shape draw:style-name="gr6" draw:text-style-name="P11" draw:layer="layout" svg:width="0.559cm" svg:height="0.593cm" svg:x="4.914cm" svg:y="12.57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3cm" svg:x="8.074cm" svg:y="12.57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59cm" svg:height="0.597cm" svg:x="4.899cm" svg:y="10.14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1" draw:layer="layout" svg:width="0.564cm" svg:height="0.593cm" svg:x="7.962cm" svg:y="10.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12" draw:layer="layout" svg:x1="5.361cm" svg:y1="10.611cm" svg:x2="8.147cm" svg:y2="12.721cm">
            <text:p/>
          </draw:line>
          <draw:line draw:style-name="gr8" draw:text-style-name="P12" draw:layer="layout" svg:x1="5.434cm" svg:y1="12.71cm" svg:x2="8.03cm" svg:y2="10.586cm">
            <text:p/>
          </draw:line>
        </draw:g>
        <draw:custom-shape draw:style-name="gr14" draw:text-style-name="P64" xml:id="id58" draw:id="id58" draw:layer="layout" svg:width="0.773cm" svg:height="0.858cm" svg:x="4.279cm" svg:y="10.5cm">
          <text:p text:style-name="P63"><text:span text:style-name="T56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59" draw:id="id59" draw:layer="layout" svg:width="0.773cm" svg:height="0.858cm" svg:x="4.279cm" svg:y="13.066cm">
          <text:p text:style-name="P63"><text:span text:style-name="T56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60" draw:id="id60" draw:layer="layout" svg:width="0.773cm" svg:height="0.858cm" svg:x="8.479cm" svg:y="10.5cm">
          <text:p text:style-name="P63"><text:span text:style-name="T56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61" draw:id="id61" draw:layer="layout" svg:width="0.773cm" svg:height="0.858cm" svg:x="8.479cm" svg:y="13.066cm">
          <text:p text:style-name="P63"><text:span text:style-name="T56">4</text:span></text:p>
          <draw:enhanced-geometry svg:viewBox="0 0 21600 21600" draw:type="mso-spt202" draw:enhanced-path="M 0 0 L 21600 0 21600 21600 0 21600 0 0 Z N"/>
        </draw:custom-shape>
        <draw:polyline draw:style-name="gr17" draw:text-style-name="P12" xml:id="id62" draw:id="id62" draw:layer="layout" svg:width="2.566cm" svg:height="0.003cm" svg:x="5.366cm" svg:y="10.499cm" svg:viewBox="0 0 2567 4" draw:points="0,0 2567,4">
          <text:p text:style-name="P1"/>
        </draw:polyline>
        <draw:custom-shape draw:style-name="gr21" draw:text-style-name="P48" xml:id="id78" draw:id="id78" draw:layer="layout" svg:width="8.006cm" svg:height="1.053cm" svg:x="2.658cm" svg:y="14.389cm">
          <text:p text:style-name="P47"><text:span text:style-name="T46">É auto-complementar</text:span></text:p>
          <draw:enhanced-geometry svg:viewBox="0 0 21600 21600" draw:type="mso-spt202" draw:enhanced-path="M 0 0 L 21600 0 21600 21600 0 21600 0 0 Z N"/>
        </draw:custom-shape>
        <draw:custom-shape draw:style-name="gr6" draw:text-style-name="P11" xml:id="id63" draw:id="id63" draw:layer="layout" svg:width="0.559cm" svg:height="0.593cm" svg:x="12.147cm" svg:y="12.571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1" xml:id="id64" draw:id="id64" draw:layer="layout" svg:width="0.559cm" svg:height="0.593cm" svg:x="15.307cm" svg:y="12.571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1" xml:id="id65" draw:id="id65" draw:layer="layout" svg:width="0.559cm" svg:height="0.593cm" svg:x="12.133cm" svg:y="10.144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1" xml:id="id66" draw:id="id66" draw:layer="layout" svg:width="0.564cm" svg:height="0.593cm" svg:x="15.195cm" svg:y="10.13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olyline draw:style-name="gr8" draw:text-style-name="P12" xml:id="id67" draw:id="id67" draw:layer="layout" svg:width="0.005cm" svg:height="1.865cm" svg:x="12.366cm" svg:y="10.733cm" svg:viewBox="0 0 6 1866" draw:points="0,0 6,1866">
          <text:p text:style-name="P1"/>
        </draw:polyline>
        <draw:polyline draw:style-name="gr8" draw:text-style-name="P12" xml:id="id68" draw:id="id68" draw:layer="layout" svg:width="0.003cm" svg:height="2.07cm" svg:x="15.399cm" svg:y="10.63cm" svg:viewBox="0 0 4 2071" draw:points="0,2071 4,0">
          <text:p text:style-name="P1"/>
        </draw:polyline>
        <draw:custom-shape draw:style-name="gr14" draw:text-style-name="P64" xml:id="id69" draw:id="id69" draw:layer="layout" svg:width="0.773cm" svg:height="0.858cm" svg:x="11.512cm" svg:y="10.5cm">
          <text:p text:style-name="P63"><text:span text:style-name="T56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70" draw:id="id70" draw:layer="layout" svg:width="0.773cm" svg:height="0.858cm" svg:x="11.512cm" svg:y="13.066cm">
          <text:p text:style-name="P63"><text:span text:style-name="T56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71" draw:id="id71" draw:layer="layout" svg:width="0.773cm" svg:height="0.858cm" svg:x="15.712cm" svg:y="10.5cm">
          <text:p text:style-name="P63"><text:span text:style-name="T56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64" xml:id="id72" draw:id="id72" draw:layer="layout" svg:width="0.773cm" svg:height="0.858cm" svg:x="15.712cm" svg:y="13.066cm">
          <text:p text:style-name="P63"><text:span text:style-name="T56">4</text:span></text:p>
          <draw:enhanced-geometry svg:viewBox="0 0 21600 21600" draw:type="mso-spt202" draw:enhanced-path="M 0 0 L 21600 0 21600 21600 0 21600 0 0 Z N"/>
        </draw:custom-shape>
        <draw:polyline draw:style-name="gr17" draw:text-style-name="P12" xml:id="id73" draw:id="id73" draw:layer="layout" svg:width="2.799cm" svg:height="0.003cm" svg:x="12.6cm" svg:y="12.833cm" svg:viewBox="0 0 2800 4" draw:points="0,0 2800,4">
          <text:p text:style-name="P1"/>
        </draw:polyline>
        <draw:custom-shape draw:style-name="gr21" draw:text-style-name="P48" xml:id="id77" draw:id="id77" draw:layer="layout" svg:width="1.239cm" svg:height="1.646cm" svg:x="9.678cm" svg:y="10.655cm">
          <text:p text:style-name="P47"><text:span text:style-name="T57"></text:span></text:p>
          <draw:enhanced-geometry svg:viewBox="0 0 21600 21600" draw:type="mso-spt202" draw:enhanced-path="M 0 0 L 21600 0 21600 21600 0 21600 0 0 Z N"/>
        </draw:custom-shape>
        <draw:custom-shape draw:style-name="gr21" draw:text-style-name="P48" xml:id="id74" draw:id="id74" draw:layer="layout" svg:width="1.281cm" svg:height="1.205cm" svg:x="6.072cm" svg:y="8.633cm">
          <text:p text:style-name="P47"><text:span text:style-name="T9">G</text:span></text:p>
          <draw:enhanced-geometry svg:viewBox="0 0 21600 21600" draw:type="mso-spt202" draw:enhanced-path="M 0 0 L 21600 0 21600 21600 0 21600 0 0 Z N"/>
        </draw:custom-shape>
        <draw:custom-shape draw:style-name="gr21" draw:text-style-name="P48" xml:id="id75" draw:id="id75" draw:layer="layout" svg:width="1.281cm" svg:height="1.205cm" svg:x="13.305cm" svg:y="8.4cm">
          <text:p text:style-name="P47"><text:span text:style-name="T9">G</text:span></text:p>
          <draw:enhanced-geometry svg:viewBox="0 0 21600 21600" draw:type="mso-spt202" draw:enhanced-path="M 0 0 L 21600 0 21600 21600 0 21600 0 0 Z N"/>
        </draw:custom-shape>
        <draw:polyline draw:style-name="gr17" draw:text-style-name="P12" xml:id="id76" draw:id="id76" draw:layer="layout" svg:width="0.699cm" svg:height="0.003cm" svg:x="13.533cm" svg:y="8.633cm" svg:viewBox="0 0 700 4" draw:points="0,0 700,4">
          <text:p text:style-name="P1"/>
        </draw:polyline>
        <draw:polyline draw:style-name="gr43" draw:text-style-name="P12" xml:id="id82" draw:id="id82" draw:layer="layout" svg:width="3.265cm" svg:height="2.07cm" svg:x="8.633cm" svg:y="10.63cm" svg:viewBox="0 0 3266 2071" draw:points="0,2071 3266,0">
          <text:p text:style-name="P1"/>
        </draw:polyline>
        <draw:custom-shape draw:style-name="gr44" draw:text-style-name="P11" xml:id="id81" draw:id="id81" draw:layer="layout" svg:width="6.534cm" svg:height="4.279cm" svg:x="5.366cm" svg:y="9.138cm">
          <text:p text:style-name="P1"/>
          <draw:enhanced-geometry svg:viewBox="0 0 1344 880" draw:type="non-primitive" draw:enhanced-path="M 0 232 C 248 116 496 0 672 88 848 176 944 640 1056 760 1168 880 1256 844 1344 808 N"/>
        </draw:custom-shape>
        <draw:custom-shape draw:style-name="gr44" draw:text-style-name="P11" xml:id="id80" draw:id="id80" draw:layer="layout" svg:width="8.983cm" svg:height="3.5cm" svg:x="8.399cm" svg:y="9.099cm">
          <text:p text:style-name="P1"/>
          <draw:enhanced-geometry svg:viewBox="0 0 1848 720" draw:type="non-primitive" draw:enhanced-path="M 0 240 C 264 204 528 168 816 144 1104 120 1608 0 1728 96 1848 192 1584 584 1536 720 N"/>
        </draw:custom-shape>
        <draw:custom-shape draw:style-name="gr44" draw:text-style-name="P11" xml:id="id79" draw:id="id79" draw:layer="layout" svg:width="12.872cm" svg:height="3.849cm" svg:x="5.599cm" svg:y="10.733cm">
          <text:p text:style-name="P1"/>
          <draw:enhanced-geometry svg:viewBox="0 0 2648 792" draw:type="non-primitive" draw:enhanced-path="M 0 480 C 136 584 272 688 672 720 1072 752 2152 792 2400 672 2648 552 2256 136 2160 0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30" draw:text-style-name="P38" draw:layer="layout" svg:width="24.5cm" svg:height="12.367cm" svg:x="2.565cm" svg:y="4.9cm" presentation:class="outline" presentation:user-transformed="true">
          <draw:text-box>
            <text:p text:style-name="P37"><text:span text:style-name="T58">Teorema:</text:span><text:span text:style-name="T41"> Se um grafo é auto-complementar, então <text:s text:c="2"/>n = 0 mod 4 ou n = 1 mod 4.</text:span></text:p>
            <text:p xml:id="id83" text:id="id83" text:style-name="P37"><text:span text:style-name="T59">Demonstração: </text:span><text:span text:style-name="T41">Temos que mostrar que:</text:span></text:p>
            <text:p xml:id="id84" text:id="id84" text:style-name="P65"><text:span text:style-name="T38">Se n é par então n é divisível por 4.</text:span></text:p>
            <text:p xml:id="id85" text:id="id85" text:style-name="P65"><text:span text:style-name="T38">Se n é ímpar então n = 1 mod 4.</text:span></text:p>
            <text:p xml:id="id86" text:id="id86" text:style-name="P37"><text:span text:style-name="T41">Dois grafos isomorfos têm o mesmo número de arestas, portanto um grafo auto-complementar deve ter exatamente a metade das arestas possíveis (n*(n-1)/2)/2 = n*(n-1)/4. 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Conceitos Básicos</text:span></text:p>
          </draw:text-box>
        </draw:frame>
        <draw:frame presentation:style-name="pr31" draw:text-style-name="P36" draw:layer="layout" svg:width="24.5cm" svg:height="12.367cm" svg:x="2.565cm" svg:y="4.9cm" presentation:class="outline" presentation:user-transformed="true">
          <draw:text-box>
            <text:p xml:id="id87" text:id="id87" text:style-name="P35"><text:span text:style-name="T1">n*(n-1)/4 deve ser um número inteiro.</text:span></text:p>
            <text:p xml:id="id88" text:id="id88" text:style-name="P35"><text:span text:style-name="T1">Se n é par, n-1 não é divisível por 4.</text:span></text:p>
            <text:p xml:id="id89" text:id="id89" text:style-name="P35"><text:span text:style-name="T1">Portanto, n tem que ser divisível por 4.</text:span></text:p>
            <text:p xml:id="id90" text:id="id90" text:style-name="P35"><text:span text:style-name="T1">Se n é impar, n não é divisível por 4.</text:span></text:p>
            <text:p xml:id="id91" text:id="id91" text:style-name="P35"><text:span text:style-name="T1">Portanto, n-1 tem que ser divisível por 4 e </text:span><text:span text:style-name="T1"><text:tab/></text:span><text:span text:style-name="T1"><text:tab/></text:span><text:span text:style-name="T1">n= 1 mod 4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19.833cm" svg:height="2.201cm" svg:x="4.432cm" svg:y="0.719cm" presentation:class="title" presentation:user-transformed="true">
          <draw:text-box>
            <text:p text:style-name="P4"><text:span text:style-name="T1">Maximal (Minimal)‏</text:span></text:p>
          </draw:text-box>
        </draw:frame>
        <draw:frame presentation:style-name="pr32" draw:text-style-name="P68" draw:layer="layout" svg:width="24.5cm" svg:height="14.467cm" svg:x="2.565cm" svg:y="4.898cm" presentation:class="outline" presentation:user-transformed="true">
          <draw:text-box>
            <text:p text:style-name="P66"><text:span text:style-name="T41">G´ </text:span><text:span text:style-name="T60"></text:span><text:span text:style-name="T41"> G é maximal em relação a uma propriedade </text:span><text:span text:style-name="T60"></text:span><text:span text:style-name="T41"> se não houver G’’ </text:span><text:span text:style-name="T60"></text:span><text:span text:style-name="T41"> G´ tal que G” tem a propriedade </text:span><text:span text:style-name="T60"></text:span><text:span text:style-name="T41">.</text:span></text:p>
            <text:p text:style-name="P66"><text:span text:style-name="T41">G´ </text:span><text:span text:style-name="T60"></text:span><text:span text:style-name="T41"> G é minimal em relação a uma propriedade </text:span><text:span text:style-name="T60"></text:span><text:span text:style-name="T41"> se não houver G’’ </text:span><text:span text:style-name="T60"></text:span><text:span text:style-name="T41"> G´tal que G” tem a propriedade </text:span><text:span text:style-name="T60"></text:span><text:span text:style-name="T41">.</text:span></text:p>
            <text:p text:style-name="P66"><text:span text:style-name="T41">Maximal </text:span><text:span text:style-name="T60"></text:span><text:span text:style-name="T41"> Máximo</text:span></text:p>
            <text:p text:style-name="P67"><text:span text:style-name="T38">Encontrar um clique maximal: problema simples.</text:span></text:p>
            <text:p text:style-name="P67"><text:span text:style-name="T38">Encontrar um clique máximo: problema difícil (NP-difícil)‏</text:span></text:p>
            <text:p text:style-name="P67"><text:span text:style-name="T61"/></text:p>
          </draw:text-box>
        </draw:frame>
        <presentation:notes draw:style-name="dp2">
          <draw:custom-shape draw:style-name="gr13" draw:text-style-name="P11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5" draw:text-style-name="P1" draw:layer="layout" svg:width="19.731cm" svg:height="1.915cm" svg:x="4.432cm" svg:y="0.837cm" presentation:class="title" presentation:user-transformed="true">
          <draw:text-box>
            <text:p text:style-name="P1">Excercício</text:p>
          </draw:text-box>
        </draw:frame>
        <draw:frame presentation:style-name="pr33" draw:text-style-name="P2" draw:layer="layout" svg:width="24.399cm" svg:height="12.91cm" svg:x="2.565cm" svg:y="4.898cm" presentation:class="outline" presentation:user-transformed="true">
          <draw:text-box>
            <text:p text:style-name="P2">Escrever um algoritmo (pseudo-código) polinomial para encontrar uma bipartição de um grafo ou determinar que uma bipartição não existe.</text:p>
            <text:p text:style-name="P2">Justifique a corretude do algoritmo.</text:p>
          </draw:text-box>
        </draw:frame>
        <presentation:notes draw:style-name="dp2">
          <draw:page-thumbnail draw:style-name="gr1" draw:layer="layout" svg:width="13.897cm" svg:height="11.087cm" svg:x="3.498cm" svg:y="2.226cm" draw:page-number="26" presentation:class="page"/>
          <draw:frame presentation:style-name="pr17" draw:text-style-name="P14" draw:layer="layout" svg:width="16.697cm" svg:height="13.022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sumo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p text:style-name="P2">Definições: Caminhos e ciclos, componentes conexas, grafos completos, grafos bipartidos, subgrafos, subgrafos induzidos, clique, grafo complemento, grafo autocomplementar.</text:p>
            <text:p text:style-name="P2">Caraterização e propriedades de grafos bipartidos.</text:p>
            <text:p text:style-name="P2">Propridade de grafo autocomplementar.</text:p>
            <text:p text:style-name="P2">Conceito de maximal e minimal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Sebastián Urrutia</meta:initial-creator>
    <meta:creation-date>2011-03-17T10:38:21</meta:creation-date>
    <dc:date>2017-03-17T11:14:43.93</dc:date>
    <meta:editing-cycles>12</meta:editing-cycles>
    <meta:editing-duration>P1DT22H34M27S</meta:editing-duration>
    <meta:document-statistic meta:object-count="592"/>
    <meta:user-defined meta:name="Info 1"/>
    <meta:user-defined meta:name="Info 2"/>
    <meta:user-defined meta:name="Info 3"/>
    <meta:user-defined meta:name="Info 4"/>
  </office:meta>
</office:document-meta>
</file>